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3854in"/>
    </style:style>
    <style:style style:name="co7" style:family="table-column">
      <style:table-column-properties fo:break-before="auto" style:column-width="0.6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60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ESC_20_Weapons">
      <style:table-properties table:display="true" style:writing-mode="lr-tb"/>
    </style:style>
    <style:style style:name="ce7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start" fo:margin-left="0in"/>
    </style:style>
    <style:style style:name="ce77" style:family="table-cell" style:parent-style-name="Default">
      <style:table-cell-properties fo:border-bottom="none" fo:border-left="0.0008in solid #000000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0102in solid #d9d9d9" fo:background-color="#dddddd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99ff33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99ff66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fo:background-color="#99ff33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99ff66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0102in solid #d9d9d9" fo:background-color="#dddddd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99ff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99ff66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ackground-color="#dddddd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ackground-color="#99ff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21">
      <style:table-cell-properties fo:border-bottom="none" fo:background-color="#dddddd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21">
      <style:table-cell-properties fo:border-bottom="none" fo:background-color="#99ff33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4" table:number-columns-repeated="4" table:default-cell-style-name="Default"/>
        <table:table-column table:style-name="co10" table:number-columns-repeated="4" table:default-cell-style-name="Default"/>
        <table:table-column table:style-name="co7" table:number-columns-repeated="5" table:default-cell-style-name="Default"/>
        <table:table-column table:style-name="co11" table:number-columns-repeated="8" table:default-cell-style-name="Default"/>
        <table:table-column table:style-name="co12" table:number-columns-repeated="3" table:default-cell-style-name="Default"/>
        <table:table-column table:style-name="co8" table:number-columns-repeated="995" table:default-cell-style-name="Default"/>
        <table:table-row table:style-name="ro3">
          <table:table-cell table:style-name="ce10" office:value-type="string" table:number-columns-spanned="1" table:number-rows-spanned="2">
            <text:p>type</text:p>
          </table:table-cell>
          <table:table-cell table:style-name="ce10" office:value-type="string" table:number-columns-spanned="1" table:number-rows-spanned="2">
            <text:p>weapon name</text:p>
          </table:table-cell>
          <table:table-cell table:style-name="ce10" office:value-type="string" table:number-columns-spanned="1" table:number-rows-spanned="2">
            <text:p>size</text:p>
          </table:table-cell>
          <table:table-cell table:style-name="ce10" office:value-type="string" table:number-columns-spanned="1" table:number-rows-spanned="2">
            <text:p>cost</text:p>
          </table:table-cell>
          <table:table-cell table:style-name="ce10" office:value-type="string" table:number-columns-spanned="1" table:number-rows-spanned="2">
            <text:p>power</text:p>
          </table:table-cell>
          <table:table-cell table:style-name="ce10" office:value-type="string" table:number-columns-spanned="2" table:number-rows-spanned="1">
            <text:p>damage</text:p>
          </table:table-cell>
          <table:covered-table-cell table:style-name="ce10"/>
          <table:table-cell table:style-name="ce10" office:value-type="string" table:number-columns-spanned="2" table:number-rows-spanned="1">
            <text:p>windup</text:p>
          </table:table-cell>
          <table:covered-table-cell table:style-name="ce10"/>
          <table:table-cell table:style-name="ce10" office:value-type="string" table:number-columns-spanned="1" table:number-rows-spanned="2">
            <text:p>cooldown</text:p>
          </table:table-cell>
          <table:table-cell table:style-name="ce10" office:value-type="string" table:number-columns-spanned="1" table:number-rows-spanned="2">
            <text:p>range</text:p>
          </table:table-cell>
          <table:table-cell table:style-name="ce10" office:value-type="string" table:number-columns-spanned="1" table:number-rows-spanned="2">
            <text:p>accuracy</text:p>
          </table:table-cell>
          <table:table-cell table:style-name="ce10" office:value-type="string" table:number-columns-spanned="1" table:number-rows-spanned="2">
            <text:p>tracking</text:p>
          </table:table-cell>
          <table:table-cell table:style-name="ce10" office:value-type="string" table:number-columns-spanned="3" table:number-rows-spanned="1">
            <text:p>damage modifier</text:p>
          </table:table-cell>
          <table:covered-table-cell table:number-columns-repeated="2" table:style-name="ce10"/>
          <table:table-cell table:style-name="ce10" office:value-type="string" table:number-columns-spanned="2" table:number-rows-spanned="1">
            <text:p>penetration</text:p>
          </table:table-cell>
          <table:covered-table-cell table:style-name="ce10" office:value-type="string">
            <text:p>pen</text:p>
          </table:covered-table-cell>
          <table:table-cell table:style-name="ce10" office:value-type="string" table:number-columns-spanned="5" table:number-rows-spanned="1">
            <text:p>missile characteristics</text:p>
          </table:table-cell>
          <table:covered-table-cell table:number-columns-repeated="3" table:style-name="ce10"/>
          <table:covered-table-cell table:style-name="ce61"/>
          <table:table-cell table:style-name="ce67" office:value-type="string" table:number-columns-spanned="1" table:number-rows-spanned="2">
            <text:p>dps</text:p>
          </table:table-cell>
          <table:table-cell table:style-name="ce67" office:value-type="string" table:number-columns-spanned="1" table:number-rows-spanned="2">
            <text:p>dps/min</text:p>
          </table:table-cell>
          <table:table-cell table:style-name="ce67" office:value-type="string" table:number-columns-spanned="1" table:number-rows-spanned="2">
            <text:p>dps/en</text:p>
          </table:table-cell>
          <table:table-cell table:number-columns-repeated="998"/>
        </table:table-row>
        <table:table-row table:style-name="ro6">
          <table:covered-table-cell table:number-columns-repeated="5" table:style-name="ce10"/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10" office:value-type="string">
            <text:p>max</text:p>
          </table:table-cell>
          <table:covered-table-cell table:number-columns-repeated="4" table:style-name="ce10"/>
          <table:table-cell table:style-name="ce10" office:value-type="string">
            <text:p>hull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armor</text:p>
          </table:table-cell>
          <table:table-cell table:style-name="ce10" office:value-type="string">
            <text:p>speed</text:p>
          </table:table-cell>
          <table:table-cell table:style-name="ce10" office:value-type="string">
            <text:p>hp</text:p>
          </table:table-cell>
          <table:table-cell table:style-name="ce10" office:value-type="string">
            <text:p>shield</text:p>
          </table:table-cell>
          <table:table-cell table:style-name="ce10" office:value-type="string">
            <text:p>evasion</text:p>
          </table:table-cell>
          <table:table-cell table:style-name="ce61" office:value-type="string">
            <text:p>retarget</text:p>
          </table:table-cell>
          <table:covered-table-cell table:number-columns-repeated="3" table:style-name="ce67"/>
          <table:table-cell table:number-columns-repeated="998"/>
        </table:table-row>
        <table:table-row table:style-name="ro6">
          <table:table-cell table:style-name="ce11" office:value-type="string">
            <text:p>energy</text:p>
          </table:table-cell>
          <table:table-cell table:style-name="ce23" office:value-type="string">
            <text:p>Gamma Laser</text:p>
          </table:table-cell>
          <table:table-cell table:style-name="ce36" office:value-type="string">
            <text:p>S</text:p>
          </table:table-cell>
          <table:table-cell table:style-name="ce36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6" office:value-type="float" office:value="17">
            <text:p>17</text:p>
          </table:table-cell>
          <table:table-cell table:style-name="ce50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3" table:style-name="ce50" office:value-type="string">
            <text:p>n/a</text:p>
          </table:table-cell>
          <table:table-cell table:style-name="ce62" office:value-type="string">
            <text:p>n/a</text:p>
          </table:table-cell>
          <table:table-cell table:style-name="ce68" table:formula="of:=([.F3] + [.G3]) / (2 * ( ((([.H3] + [.I3]) / 2) + [.J3]) / 10 )) * [.L3]" office:value-type="float" office:value="6.16304347826087">
            <text:p>6.1630</text:p>
          </table:table-cell>
          <table:table-cell table:style-name="ce74" table:formula="of:=[.X3]/[.D3]" office:value-type="float" office:value="0.220108695652174">
            <text:p>0.2201</text:p>
          </table:table-cell>
          <table:table-cell table:style-name="ce88" table:formula="of:=-1*[.X3]/[.E3]" office:value-type="float" office:value="0.362531969309463">
            <text:p>0.3625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] + [.G4]) / (2 * ( ((([.H4] + [.I4]) / 2) + [.J4]) / 10 )) * [.L4]" office:value-type="float" office:value="14.5760869565217">
            <text:p>14.5761</text:p>
          </table:table-cell>
          <table:table-cell table:style-name="ce74" table:formula="of:=[.X4]/[.D4]" office:value-type="float" office:value="0.260287267080745">
            <text:p>0.2603</text:p>
          </table:table-cell>
          <table:table-cell table:style-name="ce88" table:formula="of:=-1*[.X4]/[.E4]" office:value-type="float" office:value="0.485869565217391">
            <text:p>0.4859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4" office:value-type="string">
            <text:p>Gamma Laser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5] + [.G5]) / (2 * ( ((([.H5] + [.I5]) / 2) + [.J5]) / 10 )) * [.L5]" office:value-type="float" office:value="36.9782608695652">
            <text:p>36.9783</text:p>
          </table:table-cell>
          <table:table-cell table:style-name="ce74" table:formula="of:=[.X5]/[.D5]" office:value-type="float" office:value="0.330163043478261">
            <text:p>0.3302</text:p>
          </table:table-cell>
          <table:table-cell table:style-name="ce88" table:formula="of:=-1*[.X5]/[.E5]" office:value-type="float" office:value="0.626750184229919">
            <text:p>0.6268</text:p>
          </table:table-cell>
          <table:table-cell table:style-name="ce43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1">
            <text:p>21</text:p>
          </table:table-cell>
          <table:table-cell table:style-name="ce52" office:value-type="float" office:value="58">
            <text:p>5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] + [.G6]) / (2 * ( ((([.H6] + [.I6]) / 2) + [.J6]) / 10 )) * [.L6]" office:value-type="float" office:value="7.72826086956522">
            <text:p>7.7283</text:p>
          </table:table-cell>
          <table:table-cell table:style-name="ce73" table:formula="of:=[.X6]/[.D6]" office:value-type="float" office:value="0.257608695652174">
            <text:p>0.2576</text:p>
          </table:table-cell>
          <table:table-cell table:style-name="ce89" table:formula="of:=-1*[.X6]/[.E6]" office:value-type="float" office:value="0.386413043478261">
            <text:p>0.386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3">
            <text:p>53</text:p>
          </table:table-cell>
          <table:table-cell table:style-name="ce52" office:value-type="float" office:value="134">
            <text:p>134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] + [.G7]) / (2 * ( ((([.H7] + [.I7]) / 2) + [.J7]) / 10 )) * [.L7]" office:value-type="float" office:value="18.2934782608696">
            <text:p>18.2935</text:p>
          </table:table-cell>
          <table:table-cell table:style-name="ce73" table:formula="of:=[.X7]/[.D7]" office:value-type="float" office:value="0.304891304347826">
            <text:p>0.3049</text:p>
          </table:table-cell>
          <table:table-cell table:style-name="ce89" table:formula="of:=-1*[.X7]/[.E7]" office:value-type="float" office:value="0.53804347826087">
            <text:p>0.538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Combat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32">
            <text:p>132</text:p>
          </table:table-cell>
          <table:table-cell table:style-name="ce52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] + [.G8]) / (2 * ( ((([.H8] + [.I8]) / 2) + [.J8]) / 10 )) * [.L8]" office:value-type="float" office:value="43.2391304347826">
            <text:p>43.2391</text:p>
          </table:table-cell>
          <table:table-cell table:style-name="ce73" table:formula="of:=[.X8]/[.D8]" office:value-type="float" office:value="0.360326086956522">
            <text:p>0.3603</text:p>
          </table:table-cell>
          <table:table-cell table:style-name="ce89" table:formula="of:=-1*[.X8]/[.E8]" office:value-type="float" office:value="0.675611413043478">
            <text:p>0.67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2">
            <text:p>7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] + [.G9]) / (2 * ( ((([.H9] + [.I9]) / 2) + [.J9]) / 10 )) * [.L9]" office:value-type="float" office:value="9.48913043478261">
            <text:p>9.4891</text:p>
          </table:table-cell>
          <table:table-cell table:style-name="ce73" table:formula="of:=[.X9]/[.D9]" office:value-type="float" office:value="0.263586956521739">
            <text:p>0.2636</text:p>
          </table:table-cell>
          <table:table-cell table:style-name="ce89" table:formula="of:=-1*[.X9]/[.E9]" office:value-type="float" office:value="0.395380434782609">
            <text:p>0.39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206">
            <text:p>20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] + [.G10]) / (2 * ( ((([.H10] + [.I10]) / 2) + [.J10]) / 10 )) * [.L10]" office:value-type="float" office:value="26.5108695652174">
            <text:p>26.5109</text:p>
          </table:table-cell>
          <table:table-cell table:style-name="ce73" table:formula="of:=[.X10]/[.D10]" office:value-type="float" office:value="0.36820652173913">
            <text:p>0.3682</text:p>
          </table:table-cell>
          <table:table-cell table:style-name="ce89" table:formula="of:=-1*[.X10]/[.E10]" office:value-type="float" office:value="0.576323251417769">
            <text:p>0.57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urora Laser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84">
            <text:p>184</text:p>
          </table:table-cell>
          <table:table-cell table:style-name="ce52" office:value-type="float" office:value="412">
            <text:p>412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1] + [.G11]) / (2 * ( ((([.H11] + [.I11]) / 2) + [.J11]) / 10 )) * [.L11]" office:value-type="float" office:value="58.304347826087">
            <text:p>58.3043</text:p>
          </table:table-cell>
          <table:table-cell table:style-name="ce73" table:formula="of:=[.X11]/[.D11]" office:value-type="float" office:value="0.404891304347826">
            <text:p>0.4049</text:p>
          </table:table-cell>
          <table:table-cell table:style-name="ce89" table:formula="of:=-1*[.X11]/[.E11]" office:value-type="float" office:value="0.647826086956522">
            <text:p>0.64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2] + [.G12]) / (2 * ( ((([.H12] + [.I12]) / 2) + [.J12]) / 10 )) * [.L12]" office:value-type="float" office:value="2.54098360655738">
            <text:p>2.5410</text:p>
          </table:table-cell>
          <table:table-cell table:style-name="ce74" table:formula="of:=[.X12]/[.D12]" office:value-type="float" office:value="0.101639344262295">
            <text:p>0.1016</text:p>
          </table:table-cell>
          <table:table-cell table:style-name="ce88" table:formula="of:=-1*[.X12]/[.E12]" office:value-type="float" office:value="0.14946962391514">
            <text:p>0.14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Phase Disruptor</text:p>
          </table:table-cell>
          <table:table-cell table:style-name="ce37" office:value-type="string">
            <text:p>M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3] + [.G13]) / (2 * ( ((([.H13] + [.I13]) / 2) + [.J13]) / 10 )) * [.L13]" office:value-type="float" office:value="6.22950819672131">
            <text:p>6.2295</text:p>
          </table:table-cell>
          <table:table-cell table:style-name="ce74" table:formula="of:=[.X13]/[.D13]" office:value-type="float" office:value="0.177985948477752">
            <text:p>0.1780</text:p>
          </table:table-cell>
          <table:table-cell table:style-name="ce88" table:formula="of:=-1*[.X13]/[.E13]" office:value-type="float" office:value="0.207650273224044">
            <text:p>0.207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4] + [.G14]) / (2 * ( ((([.H14] + [.I14]) / 2) + [.J14]) / 10 )) * [.L14]" office:value-type="float" office:value="3.27868852459016">
            <text:p>3.2787</text:p>
          </table:table-cell>
          <table:table-cell table:style-name="ce73" table:formula="of:=[.X14]/[.D14]" office:value-type="float" office:value="0.109289617486339">
            <text:p>0.1093</text:p>
          </table:table-cell>
          <table:table-cell table:style-name="ce89" table:formula="of:=-1*[.X14]/[.E14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achyon Disruptors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85">
            <text:p>8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5] + [.G15]) / (2 * ( ((([.H15] + [.I15]) / 2) + [.J15]) / 10 )) * [.L15]" office:value-type="float" office:value="7.78688524590164">
            <text:p>7.7869</text:p>
          </table:table-cell>
          <table:table-cell table:style-name="ce73" table:formula="of:=[.X15]/[.D15]" office:value-type="float" office:value="0.129781420765027">
            <text:p>0.1298</text:p>
          </table:table-cell>
          <table:table-cell table:style-name="ce89" table:formula="of:=-1*[.X15]/[.E15]" office:value-type="float" office:value="0.229026036644166">
            <text:p>0.229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43">
            <text:p>4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6">
            <text:p>0.6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] + [.G16]) / (2 * ( ((([.H16] + [.I16]) / 2) + [.J16]) / 10 )) * [.L16]" office:value-type="float" office:value="3.9344262295082">
            <text:p>3.9344</text:p>
          </table:table-cell>
          <table:table-cell table:style-name="ce73" table:formula="of:=[.X16]/[.D16]" office:value-type="float" office:value="0.109289617486339">
            <text:p>0.1093</text:p>
          </table:table-cell>
          <table:table-cell table:style-name="ce89" table:formula="of:=-1*[.X16]/[.E16]" office:value-type="float" office:value="0.163934426229508">
            <text:p>0.163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sruptor Lanc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115">
            <text:p>11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5">
            <text:p>0.3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] + [.G17]) / (2 * ( ((([.H17] + [.I17]) / 2) + [.J17]) / 10 )) * [.L17]" office:value-type="float" office:value="10.2459016393443">
            <text:p>10.2459</text:p>
          </table:table-cell>
          <table:table-cell table:style-name="ce73" table:formula="of:=[.X17]/[.D17]" office:value-type="float" office:value="0.142304189435337">
            <text:p>0.1423</text:p>
          </table:table-cell>
          <table:table-cell table:style-name="ce89" table:formula="of:=-1*[.X17]/[.E17]" office:value-type="float" office:value="0.222736992159658">
            <text:p>0.222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6" office:value-type="string">
            <text:p>Neutron Torpedoes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468">
            <text:p>468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18] + [.G18]) / (2 * ( ((([.H18] + [.I18]) / 2) + [.J18]) / 10 )) * [.L18]" office:value-type="float" office:value="42.4125">
            <text:p>42.4125</text:p>
          </table:table-cell>
          <table:table-cell table:style-name="ce74" table:formula="of:=[.X18]/[.D18]" office:value-type="float" office:value="0.273629032258064">
            <text:p>0.2736</text:p>
          </table:table-cell>
          <table:table-cell table:style-name="ce88" table:formula="of:=-1*[.X18]/[.E18]" office:value-type="float" office:value="0.47125">
            <text:p>0.47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nti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05">
            <text:p>-105</text:p>
          </table:table-cell>
          <table:table-cell table:style-name="ce38" office:value-type="float" office:value="590">
            <text:p>590</text:p>
          </table:table-cell>
          <table:table-cell table:style-name="ce49" office:value-type="float" office:value="1280">
            <text:p>12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] + [.G19]) / (2 * ( ((([.H19] + [.I19]) / 2) + [.J19]) / 10 )) * [.L19]" office:value-type="float" office:value="52.59375">
            <text:p>52.5938</text:p>
          </table:table-cell>
          <table:table-cell table:style-name="ce73" table:formula="of:=[.X19]/[.D19]" office:value-type="float" office:value="0.2921875">
            <text:p>0.2922</text:p>
          </table:table-cell>
          <table:table-cell table:style-name="ce89" table:formula="of:=-1*[.X19]/[.E19]" office:value-type="float" office:value="0.500892857142857">
            <text:p>0.500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ark Matter Torpedoes 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20">
            <text:p>-120</text:p>
          </table:table-cell>
          <table:table-cell table:style-name="ce38" office:value-type="float" office:value="710">
            <text:p>710</text:p>
          </table:table-cell>
          <table:table-cell table:style-name="ce52" office:value-type="float" office:value="1550">
            <text:p>155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150">
            <text:p>150</text:p>
          </table:table-cell>
          <table:table-cell table:style-name="ce38" office:value-type="float" office:value="130">
            <text:p>13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0] + [.G20]) / (2 * ( ((([.H20] + [.I20]) / 2) + [.J20]) / 10 )) * [.L20]" office:value-type="float" office:value="63.5625">
            <text:p>63.5625</text:p>
          </table:table-cell>
          <table:table-cell table:style-name="ce73" table:formula="of:=[.X20]/[.D20]" office:value-type="float" office:value="0.310060975609756">
            <text:p>0.3101</text:p>
          </table:table-cell>
          <table:table-cell table:style-name="ce89" table:formula="of:=-1*[.X20]/[.E20]" office:value-type="float" office:value="0.5296875">
            <text:p>0.52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1] + [.G21]) / (2 * ( ((([.H21] + [.I21]) / 2) + [.J21]) / 10 )) * [.L21]" office:value-type="float" office:value="4.86274509803922">
            <text:p>4.8627</text:p>
          </table:table-cell>
          <table:table-cell table:style-name="ce74" table:formula="of:=[.X21]/[.D21]" office:value-type="float" office:value="0.194509803921569">
            <text:p>0.1945</text:p>
          </table:table-cell>
          <table:table-cell table:style-name="ce88" table:formula="of:=-1*[.X21]/[.E21]" office:value-type="float" office:value="0.286043829296424">
            <text:p>0.28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5">
            <text:p>1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2] + [.G22]) / (2 * ( ((([.H22] + [.I22]) / 2) + [.J22]) / 10 )) * [.L22]" office:value-type="float" office:value="12.156862745098">
            <text:p>12.1569</text:p>
          </table:table-cell>
          <table:table-cell table:style-name="ce74" table:formula="of:=[.X22]/[.D22]" office:value-type="float" office:value="0.243137254901961">
            <text:p>0.2431</text:p>
          </table:table-cell>
          <table:table-cell table:style-name="ce88" table:formula="of:=-1*[.X22]/[.E22]" office:value-type="float" office:value="0.405228758169935">
            <text:p>0.40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lasma Cannon 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52">
            <text:p>25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23] + [.G23]) / (2 * ( ((([.H23] + [.I23]) / 2) + [.J23]) / 10 )) * [.L23]" office:value-type="float" office:value="29.1764705882353">
            <text:p>29.1765</text:p>
          </table:table-cell>
          <table:table-cell table:style-name="ce74" table:formula="of:=[.X23]/[.D23]" office:value-type="float" office:value="0.291764705882353">
            <text:p>0.2918</text:p>
          </table:table-cell>
          <table:table-cell table:style-name="ce88" table:formula="of:=-1*[.X23]/[.E23]" office:value-type="float" office:value="0.494516450648056">
            <text:p>0.49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53">
            <text:p>53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4] + [.G24]) / (2 * ( ((([.H24] + [.I24]) / 2) + [.J24]) / 10 )) * [.L24]" office:value-type="float" office:value="6.11764705882353">
            <text:p>6.1176</text:p>
          </table:table-cell>
          <table:table-cell table:style-name="ce73" table:formula="of:=[.X24]/[.D24]" office:value-type="float" office:value="0.203921568627451">
            <text:p>0.2039</text:p>
          </table:table-cell>
          <table:table-cell table:style-name="ce89" table:formula="of:=-1*[.X24]/[.E24]" office:value-type="float" office:value="0.305882352941176">
            <text:p>0.3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8" office:value-type="float" office:value="61">
            <text:p>61</text:p>
          </table:table-cell>
          <table:table-cell table:style-name="ce49" office:value-type="float" office:value="129">
            <text:p>129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5] + [.G25]) / (2 * ( ((([.H25] + [.I25]) / 2) + [.J25]) / 10 )) * [.L25]" office:value-type="float" office:value="14.9019607843137">
            <text:p>14.9020</text:p>
          </table:table-cell>
          <table:table-cell table:style-name="ce73" table:formula="of:=[.X25]/[.D25]" office:value-type="float" office:value="0.248366013071895">
            <text:p>0.2484</text:p>
          </table:table-cell>
          <table:table-cell table:style-name="ce89" table:formula="of:=-1*[.X25]/[.E25]" office:value-type="float" office:value="0.438292964244521">
            <text:p>0.43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dvanced Plasma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8" office:value-type="float" office:value="148">
            <text:p>148</text:p>
          </table:table-cell>
          <table:table-cell table:style-name="ce49" office:value-type="float" office:value="310">
            <text:p>31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6] + [.G26]) / (2 * ( ((([.H26] + [.I26]) / 2) + [.J26]) / 10 )) * [.L26]" office:value-type="float" office:value="35.921568627451">
            <text:p>35.9216</text:p>
          </table:table-cell>
          <table:table-cell table:style-name="ce73" table:formula="of:=[.X26]/[.D26]" office:value-type="float" office:value="0.299346405228758">
            <text:p>0.2993</text:p>
          </table:table-cell>
          <table:table-cell table:style-name="ce89" table:formula="of:=-1*[.X26]/[.E26]" office:value-type="float" office:value="0.561274509803922">
            <text:p>0.56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66">
            <text:p>66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7] + [.G27]) / (2 * ( ((([.H27] + [.I27]) / 2) + [.J27]) / 10 )) * [.L27]" office:value-type="float" office:value="7.52941176470588">
            <text:p>7.5294</text:p>
          </table:table-cell>
          <table:table-cell table:style-name="ce73" table:formula="of:=[.X27]/[.D27]" office:value-type="float" office:value="0.209150326797386">
            <text:p>0.2092</text:p>
          </table:table-cell>
          <table:table-cell table:style-name="ce89" table:formula="of:=-1*[.X27]/[.E27]" office:value-type="float" office:value="0.313725490196078">
            <text:p>0.31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8" office:value-type="float" office:value="73">
            <text:p>73</text:p>
          </table:table-cell>
          <table:table-cell table:style-name="ce49" office:value-type="float" office:value="175">
            <text:p>1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8] + [.G28]) / (2 * ( ((([.H28] + [.I28]) / 2) + [.J28]) / 10 )) * [.L28]" office:value-type="float" office:value="19.4509803921569">
            <text:p>19.4510</text:p>
          </table:table-cell>
          <table:table-cell table:style-name="ce73" table:formula="of:=[.X28]/[.D28]" office:value-type="float" office:value="0.270152505446623">
            <text:p>0.2702</text:p>
          </table:table-cell>
          <table:table-cell table:style-name="ce89" table:formula="of:=-1*[.X28]/[.E28]" office:value-type="float" office:value="0.422847399829497">
            <text:p>0.42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ragonbreath Cannon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8" office:value-type="float" office:value="192">
            <text:p>192</text:p>
          </table:table-cell>
          <table:table-cell table:style-name="ce49" office:value-type="float" office:value="380">
            <text:p>38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29] + [.G29]) / (2 * ( ((([.H29] + [.I29]) / 2) + [.J29]) / 10 )) * [.L29]" office:value-type="float" office:value="44.8627450980392">
            <text:p>44.8627</text:p>
          </table:table-cell>
          <table:table-cell table:style-name="ce73" table:formula="of:=[.X29]/[.D29]" office:value-type="float" office:value="0.311546840958606">
            <text:p>0.3115</text:p>
          </table:table-cell>
          <table:table-cell table:style-name="ce89" table:formula="of:=-1*[.X29]/[.E29]" office:value-type="float" office:value="0.498474945533769">
            <text:p>0.498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6">
            <text:p>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0] + [.G30]) / (2 * ( ((([.H30] + [.I30]) / 2) + [.J30]) / 10 )) * [.L30]" office:value-type="float" office:value="8.03571428571429">
            <text:p>8.0357</text:p>
          </table:table-cell>
          <table:table-cell table:style-name="ce73" table:formula="of:=[.X30]/[.D30]" office:value-type="float" office:value="0.267857142857143">
            <text:p>0.2679</text:p>
          </table:table-cell>
          <table:table-cell table:style-name="ce89" table:formula="of:=-1*[.X30]/[.E30]" office:value-type="float" office:value="0.401785714285714">
            <text:p>0.40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32">
            <text:p>1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1] + [.G31]) / (2 * ( ((([.H31] + [.I31]) / 2) + [.J31]) / 10 )) * [.L31]" office:value-type="float" office:value="17.1428571428571">
            <text:p>17.1429</text:p>
          </table:table-cell>
          <table:table-cell table:style-name="ce73" table:formula="of:=[.X31]/[.D31]" office:value-type="float" office:value="0.285714285714286">
            <text:p>0.2857</text:p>
          </table:table-cell>
          <table:table-cell table:style-name="ce89" table:formula="of:=-1*[.X31]/[.E31]" office:value-type="float" office:value="0.504201680672269">
            <text:p>0.504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48">
            <text:p>14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2] + [.G32]) / (2 * ( ((([.H32] + [.I32]) / 2) + [.J32]) / 10 )) * [.L32]" office:value-type="float" office:value="43.0357142857143">
            <text:p>43.0357</text:p>
          </table:table-cell>
          <table:table-cell table:style-name="ce73" table:formula="of:=[.X32]/[.D32]" office:value-type="float" office:value="0.358630952380952">
            <text:p>0.3586</text:p>
          </table:table-cell>
          <table:table-cell table:style-name="ce89" table:formula="of:=-1*[.X32]/[.E32]" office:value-type="float" office:value="0.672433035714286">
            <text:p>0.672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84">
            <text:p>8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18">
            <text:p>18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3] + [.G33]) / (2 * ( ((([.H33] + [.I33]) / 2) + [.J33]) / 10 )) * [.L33]" office:value-type="float" office:value="10.1785714285714">
            <text:p>10.1786</text:p>
          </table:table-cell>
          <table:table-cell table:style-name="ce73" table:formula="of:=[.X33]/[.D33]" office:value-type="float" office:value="0.282738095238095">
            <text:p>0.2827</text:p>
          </table:table-cell>
          <table:table-cell table:style-name="ce89" table:formula="of:=-1*[.X33]/[.E33]" office:value-type="float" office:value="0.424107142857143">
            <text:p>0.42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14">
            <text:p>21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4] + [.G34]) / (2 * ( ((([.H34] + [.I34]) / 2) + [.J34]) / 10 )) * [.L34]" office:value-type="float" office:value="27.1428571428571">
            <text:p>27.1429</text:p>
          </table:table-cell>
          <table:table-cell table:style-name="ce73" table:formula="of:=[.X34]/[.D34]" office:value-type="float" office:value="0.376984126984127">
            <text:p>0.3770</text:p>
          </table:table-cell>
          <table:table-cell table:style-name="ce89" table:formula="of:=-1*[.X34]/[.E34]" office:value-type="float" office:value="0.590062111801242">
            <text:p>0.590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Plasma Missile 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2">
            <text:p>212</text:p>
          </table:table-cell>
          <table:table-cell table:style-name="ce52" office:value-type="float" office:value="438">
            <text:p>43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5] + [.G35]) / (2 * ( ((([.H35] + [.I35]) / 2) + [.J35]) / 10 )) * [.L35]" office:value-type="float" office:value="58.0357142857143">
            <text:p>58.0357</text:p>
          </table:table-cell>
          <table:table-cell table:style-name="ce73" table:formula="of:=[.X35]/[.D35]" office:value-type="float" office:value="0.403025793650794">
            <text:p>0.4030</text:p>
          </table:table-cell>
          <table:table-cell table:style-name="ce89" table:formula="of:=-1*[.X35]/[.E35]" office:value-type="float" office:value="0.64484126984127">
            <text:p>0.644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42">
            <text:p>42</text:p>
          </table:table-cell>
          <table:table-cell table:style-name="ce52" office:value-type="float" office:value="104">
            <text:p>104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65">
            <text:p>6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6] + [.G36]) / (2 * ( ((([.H36] + [.I36]) / 2) + [.J36]) / 10 )) * [.L36]" office:value-type="float" office:value="13.0357142857143">
            <text:p>13.0357</text:p>
          </table:table-cell>
          <table:table-cell table:style-name="ce73" table:formula="of:=[.X36]/[.D36]" office:value-type="float" office:value="0.325892857142857">
            <text:p>0.3259</text:p>
          </table:table-cell>
          <table:table-cell table:style-name="ce89" table:formula="of:=-1*[.X36]/[.E36]" office:value-type="float" office:value="0.465561224489796">
            <text:p>0.46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46">
            <text:p>2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7] + [.G37]) / (2 * ( ((([.H37] + [.I37]) / 2) + [.J37]) / 10 )) * [.L37]" office:value-type="float" office:value="32.5">
            <text:p>32.5000</text:p>
          </table:table-cell>
          <table:table-cell table:style-name="ce73" table:formula="of:=[.X37]/[.D37]" office:value-type="float" office:value="0.40625">
            <text:p>0.4063</text:p>
          </table:table-cell>
          <table:table-cell table:style-name="ce89" table:formula="of:=-1*[.X37]/[.E37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ncinerator Missile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56">
            <text:p>256</text:p>
          </table:table-cell>
          <table:table-cell table:style-name="ce52" office:value-type="float" office:value="508">
            <text:p>50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38] + [.G38]) / (2 * ( ((([.H38] + [.I38]) / 2) + [.J38]) / 10 )) * [.L38]" office:value-type="float" office:value="68.2142857142857">
            <text:p>68.2143</text:p>
          </table:table-cell>
          <table:table-cell table:style-name="ce73" table:formula="of:=[.X38]/[.D38]" office:value-type="float" office:value="0.426339285714286">
            <text:p>0.4263</text:p>
          </table:table-cell>
          <table:table-cell table:style-name="ce89" table:formula="of:=-1*[.X38]/[.E38]" office:value-type="float" office:value="0.682142857142857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Tachyon Lance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800">
            <text:p>80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39] + [.G39]) / (2 * ( ((([.H39] + [.I39]) / 2) + [.J39]) / 10 )) * [.L39]" office:value-type="float" office:value="148.75">
            <text:p>148.7500</text:p>
          </table:table-cell>
          <table:table-cell table:style-name="ce74" table:formula="of:=[.X39]/[.D39]" office:value-type="float" office:value="0.457692307692308">
            <text:p>0.4577</text:p>
          </table:table-cell>
          <table:table-cell table:style-name="ce88" table:formula="of:=-1*[.X39]/[.E39]" office:value-type="float" office:value="0.595">
            <text:p>0.59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Improved Tachyon Lance 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300">
            <text:p>23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">
            <text:p>0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0] + [.G40]) / (2 * ( ((([.H40] + [.I40]) / 2) + [.J40]) / 10 )) * [.L40]" office:value-type="float" office:value="175.3125">
            <text:p>175.3125</text:p>
          </table:table-cell>
          <table:table-cell table:style-name="ce73" table:formula="of:=[.X40]/[.D40]" office:value-type="float" office:value="0.4675">
            <text:p>0.4675</text:p>
          </table:table-cell>
          <table:table-cell table:style-name="ce89" table:formula="of:=-1*[.X40]/[.E40]" office:value-type="float" office:value="0.626116071428571">
            <text:p>0.626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Hypercharged Tachyon Lance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1] + [.G41]) / (2 * ( ((([.H41] + [.I41]) / 2) + [.J41]) / 10 )) * [.L41]" office:value-type="float" office:value="204.53125">
            <text:p>204.5313</text:p>
          </table:table-cell>
          <table:table-cell table:style-name="ce73" table:formula="of:=[.X41]/[.D41]" office:value-type="float" office:value="0.48125">
            <text:p>0.4813</text:p>
          </table:table-cell>
          <table:table-cell table:style-name="ce89" table:formula="of:=-1*[.X41]/[.E41]" office:value-type="float" office:value="0.659778225806452">
            <text:p>0.659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Focused Arc Emitter 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700">
            <text:p>17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71">
            <text:p>71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3" table:style-name="ce51" office:value-type="string">
            <text:p>n/a</text:p>
          </table:table-cell>
          <table:table-cell table:style-name="ce63" office:value-type="string">
            <text:p>n/a</text:p>
          </table:table-cell>
          <table:table-cell table:style-name="ce68" table:formula="of:=([.F42] + [.G42]) / (2 * ( ((([.H42] + [.I42]) / 2) + [.J42]) / 10 )) * [.L42]" office:value-type="float" office:value="105">
            <text:p>105.0000</text:p>
          </table:table-cell>
          <table:table-cell table:style-name="ce74" table:formula="of:=[.X42]/[.D42]" office:value-type="float" office:value="0.323076923076923">
            <text:p>0.3231</text:p>
          </table:table-cell>
          <table:table-cell table:style-name="ce88" table:formula="of:=-1*[.X42]/[.E42]" office:value-type="float" office:value="0.42">
            <text:p>0.42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ning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2100">
            <text:p>21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3] + [.G43]) / (2 * ( ((([.H43] + [.I43]) / 2) + [.J43]) / 10 )) * [.L43]" office:value-type="float" office:value="137.5">
            <text:p>137.5000</text:p>
          </table:table-cell>
          <table:table-cell table:style-name="ce73" table:formula="of:=[.X43]/[.D43]" office:value-type="float" office:value="0.366666666666667">
            <text:p>0.3667</text:p>
          </table:table-cell>
          <table:table-cell table:style-name="ce89" table:formula="of:=-1*[.X43]/[.E43]" office:value-type="float" office:value="0.491071428571429">
            <text:p>0.491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office:value-type="string">
            <text:p>Arc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8" office:value-type="float" office:value="250">
            <text:p>250</text:p>
          </table:table-cell>
          <table:table-cell table:style-name="ce52" office:value-type="float" office:value="2600">
            <text:p>260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50">
            <text:p>1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4] + [.G44]) / (2 * ( ((([.H44] + [.I44]) / 2) + [.J44]) / 10 )) * [.L44]" office:value-type="float" office:value="178.125">
            <text:p>178.1250</text:p>
          </table:table-cell>
          <table:table-cell table:style-name="ce73" table:formula="of:=[.X44]/[.D44]" office:value-type="float" office:value="0.419117647058824">
            <text:p>0.4191</text:p>
          </table:table-cell>
          <table:table-cell table:style-name="ce89" table:formula="of:=-1*[.X44]/[.E44]" office:value-type="float" office:value="0.574596774193548">
            <text:p>0.574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Wave-Motion Gun</text:p>
          </table:table-cell>
          <table:table-cell table:style-name="ce39" office:value-type="string">
            <text:p>X</text:p>
          </table:table-cell>
          <table:table-cell table:style-name="ce44" office:value-type="float" office:value="325">
            <text:p>325</text:p>
          </table:table-cell>
          <table:table-cell table:style-name="ce53" office:value-type="float" office:value="-250">
            <text:p>-25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250">
            <text:p>22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5] + [.G45]) / (2 * ( ((([.H45] + [.I45]) / 2) + [.J45]) / 10 )) * [.L45]" office:value-type="float" office:value="170.524691358025">
            <text:p>170.5247</text:p>
          </table:table-cell>
          <table:table-cell table:style-name="ce73" table:formula="of:=[.X45]/[.D45]" office:value-type="float" office:value="0.524691358024691">
            <text:p>0.5247</text:p>
          </table:table-cell>
          <table:table-cell table:style-name="ce89" table:formula="of:=-1*[.X45]/[.E45]" office:value-type="float" office:value="0.682098765432099">
            <text:p>0.682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mensional Wave Cannon</text:p>
          </table:table-cell>
          <table:table-cell table:style-name="ce39" office:value-type="string">
            <text:p>X</text:p>
          </table:table-cell>
          <table:table-cell table:style-name="ce44" office:value-type="float" office:value="375">
            <text:p>375</text:p>
          </table:table-cell>
          <table:table-cell table:style-name="ce53" office:value-type="float" office:value="-280">
            <text:p>-28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2550">
            <text:p>255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70">
            <text:p>70</text:p>
          </table:table-cell>
          <table:table-cell table:style-name="ce38" office:value-type="float" office:value="135">
            <text:p>1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6] + [.G46]) / (2 * ( ((([.H46] + [.I46]) / 2) + [.J46]) / 10 )) * [.L46]" office:value-type="float" office:value="209.876543209877">
            <text:p>209.8765</text:p>
          </table:table-cell>
          <table:table-cell table:style-name="ce73" table:formula="of:=[.X46]/[.D46]" office:value-type="float" office:value="0.559670781893004">
            <text:p>0.5597</text:p>
          </table:table-cell>
          <table:table-cell table:style-name="ce89" table:formula="of:=-1*[.X46]/[.E46]" office:value-type="float" office:value="0.749559082892416">
            <text:p>0.74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7" office:value-type="string">
            <text:p>Perdition Beam</text:p>
          </table:table-cell>
          <table:table-cell table:style-name="ce37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47] + [.G47]) / (2 * ( ((([.H47] + [.I47]) / 2) + [.J47]) / 10 )) * [.L47]" office:value-type="float" office:value="293.103448275862">
            <text:p>293.1034</text:p>
          </table:table-cell>
          <table:table-cell table:style-name="ce74" table:formula="of:=[.X47]/[.D47]" office:value-type="float" office:value="0.586206896551724">
            <text:p>0.5862</text:p>
          </table:table-cell>
          <table:table-cell table:style-name="ce88" table:formula="of:=-1*[.X47]/[.E47]" office:value-type="float" office:value="0.586206896551724">
            <text:p>0.58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Light of Destruction 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75">
            <text:p>17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8] + [.G48]) / (2 * ( ((([.H48] + [.I48]) / 2) + [.J48]) / 10 )) * [.L48]" office:value-type="float" office:value="307.228915662651">
            <text:p>307.2289</text:p>
          </table:table-cell>
          <table:table-cell table:style-name="ce73" table:formula="of:=[.X48]/[.D48]" office:value-type="float" office:value="0.614457831325301">
            <text:p>0.6145</text:p>
          </table:table-cell>
          <table:table-cell table:style-name="ce89" table:formula="of:=-1*[.X48]/[.E48]" office:value-type="float" office:value="0.614457831325301">
            <text:p>0.614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Divine Thunder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1000">
            <text:p>1000</text:p>
          </table:table-cell>
          <table:table-cell table:style-name="ce49" office:value-type="float" office:value="9000">
            <text:p>9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49" office:value-type="float" office:value="170">
            <text:p>170</text:p>
          </table:table-cell>
          <table:table-cell table:style-name="ce38" office:value-type="float" office:value="250">
            <text:p>25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49] + [.G49]) / (2 * ( ((([.H49] + [.I49]) / 2) + [.J49]) / 10 )) * [.L49]" office:value-type="float" office:value="256.410256410256">
            <text:p>256.4103</text:p>
          </table:table-cell>
          <table:table-cell table:style-name="ce73" table:formula="of:=[.X49]/[.D49]" office:value-type="float" office:value="0.512820512820513">
            <text:p>0.5128</text:p>
          </table:table-cell>
          <table:table-cell table:style-name="ce89" table:formula="of:=-1*[.X49]/[.E49]" office:value-type="float" office:value="0.512820512820513">
            <text:p>0.512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Titanic Dimensional Wave Cannon</text:p>
          </table:table-cell>
          <table:table-cell table:style-name="ce38" office:value-type="string">
            <text:p>T</text:p>
          </table:table-cell>
          <table:table-cell table:style-name="ce46" office:value-type="float" office:value="500">
            <text:p>500</text:p>
          </table:table-cell>
          <table:table-cell table:style-name="ce55" office:value-type="float" office:value="-500">
            <text:p>-500</text:p>
          </table:table-cell>
          <table:table-cell table:style-name="ce38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52" office:value-type="float" office:value="150">
            <text:p>150</text:p>
          </table:table-cell>
          <table:table-cell table:style-name="ce38" office:value-type="float" office:value="235">
            <text:p>235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75">
            <text:p>1.7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0] + [.G50]) / (2 * ( ((([.H50] + [.I50]) / 2) + [.J50]) / 10 )) * [.L50]" office:value-type="float" office:value="311.267605633803">
            <text:p>311.2676</text:p>
          </table:table-cell>
          <table:table-cell table:style-name="ce73" table:formula="of:=[.X50]/[.D50]" office:value-type="float" office:value="0.622535211267606">
            <text:p>0.6225</text:p>
          </table:table-cell>
          <table:table-cell table:style-name="ce89" table:formula="of:=-1*[.X50]/[.E50]" office:value-type="float" office:value="0.622535211267606">
            <text:p>0.62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1] + [.G51]) / (2 * ( ((([.H51] + [.I51]) / 2) + [.J51]) / 10 )) * [.L51]" office:value-type="float" office:value="14.020618556701">
            <text:p>14.0206</text:p>
          </table:table-cell>
          <table:table-cell table:style-name="ce73" table:formula="of:=[.X51]/[.D51]" office:value-type="float" office:value="0.280412371134021">
            <text:p>0.2804</text:p>
          </table:table-cell>
          <table:table-cell table:style-name="ce89" table:formula="of:=-1*[.X51]/[.E51]" office:value-type="float" office:value="0.350515463917526">
            <text:p>0.350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14">
            <text:p>114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2] + [.G52]) / (2 * ( ((([.H52] + [.I52]) / 2) + [.J52]) / 10 )) * [.L52]" office:value-type="float" office:value="32.3298969072165">
            <text:p>32.3299</text:p>
          </table:table-cell>
          <table:table-cell table:style-name="ce73" table:formula="of:=[.X52]/[.D52]" office:value-type="float" office:value="0.323298969072165">
            <text:p>0.3233</text:p>
          </table:table-cell>
          <table:table-cell table:style-name="ce89" table:formula="of:=-1*[.X52]/[.E52]" office:value-type="float" office:value="0.461855670103093">
            <text:p>0.46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Chrono-Vortex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-120">
            <text:p>-120</text:p>
          </table:table-cell>
          <table:table-cell table:style-name="ce39" office:value-type="float" office:value="294">
            <text:p>294</text:p>
          </table:table-cell>
          <table:table-cell table:style-name="ce52" office:value-type="float" office:value="546">
            <text:p>54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3] + [.G53]) / (2 * ( ((([.H53] + [.I53]) / 2) + [.J53]) / 10 )) * [.L53]" office:value-type="float" office:value="69.2783505154639">
            <text:p>69.2784</text:p>
          </table:table-cell>
          <table:table-cell table:style-name="ce73" table:formula="of:=[.X53]/[.D53]" office:value-type="float" office:value="0.34639175257732">
            <text:p>0.3464</text:p>
          </table:table-cell>
          <table:table-cell table:style-name="ce89" table:formula="of:=-1*[.X53]/[.E53]" office:value-type="float" office:value="0.577319587628866">
            <text:p>0.57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rc-en-Ciel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375">
            <text:p>-375</text:p>
          </table:table-cell>
          <table:table-cell table:style-name="ce39" office:value-type="float" office:value="2000">
            <text:p>2000</text:p>
          </table:table-cell>
          <table:table-cell table:style-name="ce52" office:value-type="float" office:value="4000">
            <text:p>4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70">
            <text:p>70</text:p>
          </table:table-cell>
          <table:table-cell table:style-name="ce38" office:value-type="float" office:value="175">
            <text:p>1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4] + [.G54]) / (2 * ( ((([.H54] + [.I54]) / 2) + [.J54]) / 10 )) * [.L54]" office:value-type="float" office:value="300">
            <text:p>300.0000</text:p>
          </table:table-cell>
          <table:table-cell table:style-name="ce73" table:formula="of:=[.X54]/[.D54]" office:value-type="float" office:value="0.666666666666667">
            <text:p>0.6667</text:p>
          </table:table-cell>
          <table:table-cell table:style-name="ce89" table:formula="of:=-1*[.X54]/[.E54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5" office:value-type="string">
            <text:p>Arc-en-Ciel Cannon (Titanic)</text:p>
          </table:table-cell>
          <table:table-cell table:style-name="ce38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170">
            <text:p>170</text:p>
          </table:table-cell>
          <table:table-cell table:style-name="ce38" office:value-type="float" office:value="275">
            <text:p>2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15">
            <text:p>1.15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55] + [.G55]) / (2 * ( ((([.H55] + [.I55]) / 2) + [.J55]) / 10 )) * [.L55]" office:value-type="float" office:value="375">
            <text:p>375.0000</text:p>
          </table:table-cell>
          <table:table-cell table:style-name="ce73" table:formula="of:=[.X55]/[.D55]" office:value-type="float" office:value="0.75">
            <text:p>0.7500</text:p>
          </table:table-cell>
          <table:table-cell table:style-name="ce89" table:formula="of:=-1*[.X55]/[.E55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Lightstorm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5">
            <text:p>5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25">
            <text:p>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6] + [.G56]) / (2 * ( ((([.H56] + [.I56]) / 2) + [.J56]) / 10 )) * [.L56]" office:value-type="float" office:value="12.75">
            <text:p>12.7500</text:p>
          </table:table-cell>
          <table:table-cell table:style-name="ce73" table:formula="of:=[.X56]/[.D56]" office:value-type="float" office:value="0.6375">
            <text:p>0.6375</text:p>
          </table:table-cell>
          <table:table-cell table:style-name="ce89" table:formula="of:=-1*[.X56]/[.E56]" office:value-type="float" office:value="0.6375">
            <text:p>0.637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Extradimensional Spike</text:p>
          </table:table-cell>
          <table:table-cell table:style-name="ce39" office:value-type="string">
            <text:p>M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16">
            <text:p>16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8">
            <text:p>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1">
            <text:p>0.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57] + [.G57]) / (2 * ( ((([.H57] + [.I57]) / 2) + [.J57]) / 10 )) * [.L57]" office:value-type="float" office:value="14.4">
            <text:p>14.4000</text:p>
          </table:table-cell>
          <table:table-cell table:style-name="ce84" table:formula="of:=[.X57]/[.D57]" office:value-type="float" office:value="0.32">
            <text:p>0.3200</text:p>
          </table:table-cell>
          <table:table-cell table:style-name="ce90" table:formula="of:=-1*[.X57]/[.E57]" office:value-type="float" office:value="0.576">
            <text:p>0.57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Cloud Lightning</text:p>
          </table:table-cell>
          <table:table-cell table:style-name="ce40" office:value-type="string">
            <text:p>L</text:p>
          </table:table-cell>
          <table:table-cell table:style-name="ce47" office:value-type="float" office:value="50">
            <text:p>50</text:p>
          </table:table-cell>
          <table:table-cell table:style-name="ce56" office:value-type="float" office:value="-40">
            <text:p>-40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36">
            <text:p>136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50">
            <text:p>5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0.3">
            <text:p>0.3</text:p>
          </table:table-cell>
          <table:table-cell table:style-name="ce40" office:value-type="float" office:value="1">
            <text:p>1</text:p>
          </table:table-cell>
          <table:table-cell table:number-columns-repeated="4" table:style-name="ce59" office:value-type="float" office:value="1">
            <text:p>1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58] + [.G58]) / (2 * ( ((([.H58] + [.I58]) / 2) + [.J58]) / 10 )) * [.L58]" office:value-type="float" office:value="11.4166666666667">
            <text:p>11.4167</text:p>
          </table:table-cell>
          <table:table-cell table:style-name="ce85" table:formula="of:=[.X58]/[.D58]" office:value-type="float" office:value="0.228333333333333">
            <text:p>0.2283</text:p>
          </table:table-cell>
          <table:table-cell table:style-name="ce91" table:formula="of:=-1*[.X58]/[.E58]" office:value-type="float" office:value="0.285416666666667">
            <text:p>0.285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8" office:value-type="string">
            <text:p>Amplified Cloud Lightning</text:p>
          </table:table-cell>
          <table:table-cell table:style-name="ce38" office:value-type="string">
            <text:p>L</text:p>
          </table:table-cell>
          <table:table-cell table:style-name="ce38" office:value-type="float" office:value="70">
            <text:p>70</text:p>
          </table:table-cell>
          <table:table-cell table:style-name="ce49" office:value-type="float" office:value="-55">
            <text:p>-55</text:p>
          </table:table-cell>
          <table:table-cell table:style-name="ce38" office:value-type="float" office:value="15">
            <text:p>15</text:p>
          </table:table-cell>
          <table:table-cell table:style-name="ce49" office:value-type="float" office:value="285">
            <text:p>28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9">
            <text:p>19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4"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59] + [.G59]) / (2 * ( ((([.H59] + [.I59]) / 2) + [.J59]) / 10 )) * [.L59]" office:value-type="float" office:value="27.2727272727273">
            <text:p>27.2727</text:p>
          </table:table-cell>
          <table:table-cell table:style-name="ce73" table:formula="of:=[.X59]/[.D59]" office:value-type="float" office:value="0.38961038961039">
            <text:p>0.3896</text:p>
          </table:table-cell>
          <table:table-cell table:style-name="ce89" table:formula="of:=-1*[.X59]/[.E59]" office:value-type="float" office:value="0.495867768595041">
            <text:p>0.49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hunderstorm Generator</text:p>
          </table:table-cell>
          <table:table-cell table:style-name="ce39" office:value-type="string">
            <text:p>L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75">
            <text:p>37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15">
            <text:p>1.15</text:p>
          </table:table-cell>
          <table:table-cell table:number-columns-repeated="4" table:style-name="ce52" office:value-type="float" office:value="1">
            <text:p>1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0] + [.G60]) / (2 * ( ((([.H60] + [.I60]) / 2) + [.J60]) / 10 )) * [.L60]" office:value-type="float" office:value="36.3636363636364">
            <text:p>36.3636</text:p>
          </table:table-cell>
          <table:table-cell table:style-name="ce84" table:formula="of:=[.X60]/[.D60]" office:value-type="float" office:value="0.404040404040404">
            <text:p>0.4040</text:p>
          </table:table-cell>
          <table:table-cell table:style-name="ce90" table:formula="of:=-1*[.X60]/[.E60]" office:value-type="float" office:value="0.51948051948052">
            <text:p>0.519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S</text:p>
          </table:table-cell>
          <table:table-cell table:style-name="ce47" office:value-type="float" office:value="15">
            <text:p>15</text:p>
          </table:table-cell>
          <table:table-cell table:style-name="ce56" office:value-type="float" office:value="-7">
            <text:p>-7</text:p>
          </table:table-cell>
          <table:table-cell table:style-name="ce40" office:value-type="float" office:value="9">
            <text:p>9</text:p>
          </table:table-cell>
          <table:table-cell table:style-name="ce59" office:value-type="float" office:value="22">
            <text:p>22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30">
            <text:p>3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4">
            <text:p>0.4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1] + [.G61]) / (2 * ( ((([.H61] + [.I61]) / 2) + [.J61]) / 10 )) * [.L61]" office:value-type="float" office:value="2.90625">
            <text:p>2.9063</text:p>
          </table:table-cell>
          <table:table-cell table:style-name="ce85" table:formula="of:=[.X61]/[.D61]" office:value-type="float" office:value="0.19375">
            <text:p>0.1938</text:p>
          </table:table-cell>
          <table:table-cell table:style-name="ce91" table:formula="of:=-1*[.X61]/[.E61]" office:value-type="float" office:value="0.415178571428571">
            <text:p>0.415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30" office:value-type="string">
            <text:p>Mining Drone Laser</text:p>
          </table:table-cell>
          <table:table-cell table:style-name="ce40" office:value-type="string">
            <text:p>M</text:p>
          </table:table-cell>
          <table:table-cell table:style-name="ce47" office:value-type="float" office:value="30">
            <text:p>30</text:p>
          </table:table-cell>
          <table:table-cell table:style-name="ce56" office:value-type="float" office:value="-13">
            <text:p>-13</text:p>
          </table:table-cell>
          <table:table-cell table:style-name="ce40" office:value-type="float" office:value="23">
            <text:p>23</text:p>
          </table:table-cell>
          <table:table-cell table:style-name="ce59" office:value-type="float" office:value="55">
            <text:p>55</text:p>
          </table:table-cell>
          <table:table-cell table:style-name="ce40" office:value-type="float" office:value="1">
            <text:p>1</text:p>
          </table:table-cell>
          <table:table-cell table:style-name="ce59" office:value-type="float" office:value="19">
            <text:p>19</text:p>
          </table:table-cell>
          <table:table-cell table:style-name="ce59" office:value-type="float" office:value="30">
            <text:p>30</text:p>
          </table:table-cell>
          <table:table-cell table:style-name="ce40" office:value-type="float" office:value="60">
            <text:p>60</text:p>
          </table:table-cell>
          <table:table-cell table:style-name="ce59" office:value-type="float" office:value="0.75">
            <text:p>0.75</text:p>
          </table:table-cell>
          <table:table-cell table:style-name="ce59" office:value-type="float" office:value="0.2">
            <text:p>0.2</text:p>
          </table:table-cell>
          <table:table-cell table:style-name="ce40" office:value-type="float" office:value="1.75">
            <text:p>1.75</text:p>
          </table:table-cell>
          <table:table-cell table:style-name="ce59" office:value-type="float" office:value="0.5">
            <text:p>0.5</text:p>
          </table:table-cell>
          <table:table-cell table:style-name="ce59" office:value-type="float" office:value="1.25">
            <text:p>1.25</text:p>
          </table:table-cell>
          <table:table-cell table:number-columns-repeated="2" table:style-name="ce59" office:value-type="float" office:value="0">
            <text:p>0</text:p>
          </table:table-cell>
          <table:table-cell table:style-name="ce40" office:value-type="string">
            <text:p>n/a</text:p>
          </table:table-cell>
          <table:table-cell table:number-columns-repeated="4" table:style-name="ce59" office:value-type="string">
            <text:p>n/a</text:p>
          </table:table-cell>
          <table:table-cell table:style-name="ce71" table:formula="of:=([.F62] + [.G62]) / (2 * ( ((([.H62] + [.I62]) / 2) + [.J62]) / 10 )) * [.L62]" office:value-type="float" office:value="7.3125">
            <text:p>7.3125</text:p>
          </table:table-cell>
          <table:table-cell table:style-name="ce85" table:formula="of:=[.X62]/[.D62]" office:value-type="float" office:value="0.24375">
            <text:p>0.2438</text:p>
          </table:table-cell>
          <table:table-cell table:style-name="ce91" table:formula="of:=-1*[.X62]/[.E62]" office:value-type="float" office:value="0.5625">
            <text:p>0.562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-9">
            <text:p>-9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2">
            <text:p>5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45">
            <text:p>0.4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3] + [.G63]) / (2 * ( ((([.H63] + [.I63]) / 2) + [.J63]) / 10 )) * [.L63]" office:value-type="float" office:value="7.2">
            <text:p>7.2000</text:p>
          </table:table-cell>
          <table:table-cell table:style-name="ce73" table:formula="of:=[.X63]/[.D63]" office:value-type="float" office:value="0.36">
            <text:p>0.3600</text:p>
          </table:table-cell>
          <table:table-cell table:style-name="ce89" table:formula="of:=-1*[.X63]/[.E63]" office:value-type="float" office:value="0.8">
            <text:p>0.8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128">
            <text:p>12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25">
            <text:p>1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64] + [.G64]) / (2 * ( ((([.H64] + [.I64]) / 2) + [.J64]) / 10 )) * [.L64]" office:value-type="float" office:value="17.6">
            <text:p>17.6000</text:p>
          </table:table-cell>
          <table:table-cell table:style-name="ce73" table:formula="of:=[.X64]/[.D64]" office:value-type="float" office:value="0.44">
            <text:p>0.4400</text:p>
          </table:table-cell>
          <table:table-cell table:style-name="ce89" table:formula="of:=-1*[.X64]/[.E64]" office:value-type="float" office:value="1.03529411764706">
            <text:p>1.035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S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-12">
            <text:p>-12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60">
            <text:p>6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3" table:style-name="ce49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69" table:formula="of:=([.F65] + [.G65]) / (2 * ( ((([.H65] + [.I65]) / 2) + [.J65]) / 10 )) * [.L65]" office:value-type="float" office:value="9.35">
            <text:p>9.3500</text:p>
          </table:table-cell>
          <table:table-cell table:style-name="ce73" table:formula="of:=[.X65]/[.D65]" office:value-type="float" office:value="0.374">
            <text:p>0.3740</text:p>
          </table:table-cell>
          <table:table-cell table:style-name="ce89" table:formula="of:=-1*[.X65]/[.E65]" office:value-type="float" office:value="0.779166666666667">
            <text:p>0.7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Advanced Plasma Cutter</text:p>
          </table:table-cell>
          <table:table-cell table:style-name="ce39" office:value-type="string">
            <text:p>M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74">
            <text:p>1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30">
            <text:p>30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.75">
            <text:p>1.75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1.5">
            <text:p>1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6] + [.G66]) / (2 * ( ((([.H66] + [.I66]) / 2) + [.J66]) / 10 )) * [.L66]" office:value-type="float" office:value="25.7125">
            <text:p>25.7125</text:p>
          </table:table-cell>
          <table:table-cell table:style-name="ce84" table:formula="of:=[.X66]/[.D66]" office:value-type="float" office:value="0.51425">
            <text:p>0.5143</text:p>
          </table:table-cell>
          <table:table-cell table:style-name="ce90" table:formula="of:=-1*[.X66]/[.E66]" office:value-type="float" office:value="1.285625">
            <text:p>1.285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00">
            <text:p>400</text:p>
          </table:table-cell>
          <table:table-cell table:style-name="ce52" office:value-type="float" office:value="-290">
            <text:p>-290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7] + [.G67]) / (2 * ( ((([.H67] + [.I67]) / 2) + [.J67]) / 10 )) * [.L67]" office:value-type="float" office:value="183.641975308642">
            <text:p>183.6420</text:p>
          </table:table-cell>
          <table:table-cell table:style-name="ce84" table:formula="of:=[.X67]/[.D67]" office:value-type="float" office:value="0.459104938271605">
            <text:p>0.4591</text:p>
          </table:table-cell>
          <table:table-cell table:style-name="ce90" table:formula="of:=-1*[.X67]/[.E67]" office:value-type="float" office:value="0.633248190719455">
            <text:p>0.63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nergy</text:p>
          </table:table-cell>
          <table:table-cell table:style-name="ce29" office:value-type="string">
            <text:p>Tiyanki Beam Cannon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4500">
            <text:p>4500</text:p>
          </table:table-cell>
          <table:table-cell table:style-name="ce52" office:value-type="float" office:value="9500">
            <text:p>9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9" office:value-type="float" office:value="1">
            <text:p>1</text:p>
          </table:table-cell>
          <table:table-cell table:number-columns-repeated="2" table:style-name="ce52" office:value-type="float" office:value="2">
            <text:p>2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68] + [.G68]) / (2 * ( ((([.H68] + [.I68]) / 2) + [.J68]) / 10 )) * [.L68]" office:value-type="float" office:value="309.090909090909">
            <text:p>309.0909</text:p>
          </table:table-cell>
          <table:table-cell table:style-name="ce84" table:formula="of:=[.X68]/[.D68]" office:value-type="float" office:value="0.618181818181818">
            <text:p>0.6182</text:p>
          </table:table-cell>
          <table:table-cell table:style-name="ce90" table:formula="of:=-1*[.X68]/[.E68]" office:value-type="float" office:value="0.618181818181818">
            <text:p>0.618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3"/>
          <table:table-cell table:style-name="ce48" table:number-columns-repeated="5"/>
          <table:table-cell table:number-columns-repeated="1016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35">
            <text:p>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65">
            <text:p>0.6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0] + [.G70]) / (2 * ( ((([.H70] + [.I70]) / 2) + [.J70]) / 10 )) * [.L70]" office:value-type="float" office:value="11.7391304347826">
            <text:p>11.7391</text:p>
          </table:table-cell>
          <table:table-cell table:style-name="ce84" table:formula="of:=[.X70]/[.D70]" office:value-type="float" office:value="0.335403726708075">
            <text:p>0.3354</text:p>
          </table:table-cell>
          <table:table-cell table:style-name="ce90" table:formula="of:=-1*[.X70]/[.E70]" office:value-type="float" office:value="0.469565217391304">
            <text:p>0.469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sh</text:p>
          </table:table-cell>
          <table:table-cell table:style-name="ce39" office:value-type="string">
            <text:p>M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7">
            <text:p>7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5">
            <text:p>5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0.75">
            <text:p>0.7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1] + [.G71]) / (2 * ( ((([.H71] + [.I71]) / 2) + [.J71]) / 10 )) * [.L71]" office:value-type="float" office:value="13.75">
            <text:p>13.7500</text:p>
          </table:table-cell>
          <table:table-cell table:style-name="ce84" table:formula="of:=[.X71]/[.D71]" office:value-type="float" office:value="0.458333333333333">
            <text:p>0.4583</text:p>
          </table:table-cell>
          <table:table-cell table:style-name="ce90" table:formula="of:=-1*[.X71]/[.E71]" office:value-type="float" office:value="0.55">
            <text:p>0.5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Discharger</text:p>
          </table:table-cell>
          <table:table-cell table:style-name="ce39" office:value-type="string">
            <text:p>L</text:p>
          </table:table-cell>
          <table:table-cell table:style-name="ce39" office:value-type="float" office:value="190">
            <text:p>190</text:p>
          </table:table-cell>
          <table:table-cell table:style-name="ce52" office:value-type="float" office:value="-110">
            <text:p>-110</text:p>
          </table:table-cell>
          <table:table-cell table:style-name="ce39" office:value-type="float" office:value="305">
            <text:p>305</text:p>
          </table:table-cell>
          <table:table-cell table:style-name="ce52" office:value-type="float" office:value="825">
            <text:p>82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130">
            <text:p>130</text:p>
          </table:table-cell>
          <table:table-cell table:style-name="ce52" office:value-type="float" office:value="0.9">
            <text:p>0.9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2] + [.G72]) / (2 * ( ((([.H72] + [.I72]) / 2) + [.J72]) / 10 )) * [.L72]" office:value-type="float" office:value="77.0454545454546">
            <text:p>77.0455</text:p>
          </table:table-cell>
          <table:table-cell table:style-name="ce84" table:formula="of:=[.X72]/[.D72]" office:value-type="float" office:value="0.405502392344498">
            <text:p>0.4055</text:p>
          </table:table-cell>
          <table:table-cell table:style-name="ce90" table:formula="of:=-1*[.X72]/[.E72]" office:value-type="float" office:value="0.700413223140496">
            <text:p>0.700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750">
            <text:p>1750</text:p>
          </table:table-cell>
          <table:table-cell table:style-name="ce52" office:value-type="float" office:value="2500">
            <text:p>2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75">
            <text:p>1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3] + [.G73]) / (2 * ( ((([.H73] + [.I73]) / 2) + [.J73]) / 10 )) * [.L73]" office:value-type="float" office:value="225.78125">
            <text:p>225.7813</text:p>
          </table:table-cell>
          <table:table-cell table:style-name="ce84" table:formula="of:=[.X73]/[.D73]" office:value-type="float" office:value="0.752604166666667">
            <text:p>0.7526</text:p>
          </table:table-cell>
          <table:table-cell table:style-name="ce90" table:formula="of:=-1*[.X73]/[.E73]" office:value-type="float" office:value="0.752604166666667">
            <text:p>0.75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3" office:value-type="string">
            <text:p>enigma</text:p>
          </table:table-cell>
          <table:table-cell table:style-name="ce31" office:value-type="string">
            <text:p>Enigmatic Energy Lance (Titanic)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6000">
            <text:p>6000</text:p>
          </table:table-cell>
          <table:table-cell table:style-name="ce52" office:value-type="float" office:value="8500">
            <text:p>850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35">
            <text:p>35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260">
            <text:p>26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.5">
            <text:p>0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string">
            <text:p>n/a</text:p>
          </table:table-cell>
          <table:table-cell table:number-columns-repeated="3" table:style-name="ce52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70" table:formula="of:=([.F74] + [.G74]) / (2 * ( ((([.H74] + [.I74]) / 2) + [.J74]) / 10 )) * [.L74]" office:value-type="float" office:value="328.666666666667">
            <text:p>328.6667</text:p>
          </table:table-cell>
          <table:table-cell table:style-name="ce84" table:formula="of:=[.X74]/[.D74]" office:value-type="float" office:value="0.657333333333333">
            <text:p>0.6573</text:p>
          </table:table-cell>
          <table:table-cell table:style-name="ce90" table:formula="of:=-1*[.X74]/[.E74]" office:value-type="float" office:value="0.657333333333333">
            <text:p>0.65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2">
            <text:p>6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6] + [.G76]) / (2 * ( ((([.H76] + [.I76]) / 2) + [.J76]) / 10 )) * [.L76]" office:value-type="float" office:value="8">
            <text:p>8.0000</text:p>
          </table:table-cell>
          <table:table-cell table:style-name="ce73" table:formula="of:=[.X76]/[.D76]" office:value-type="float" office:value="0.266666666666667">
            <text:p>0.2667</text:p>
          </table:table-cell>
          <table:table-cell table:style-name="ce89" table:formula="of:=-1*[.X76]/[.E76]" office:value-type="float" office:value="0.4">
            <text:p>0.4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38">
            <text:p>13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7] + [.G77]) / (2 * ( ((([.H77] + [.I77]) / 2) + [.J77]) / 10 )) * [.L77]" office:value-type="float" office:value="17.1666666666667">
            <text:p>17.1667</text:p>
          </table:table-cell>
          <table:table-cell table:style-name="ce73" table:formula="of:=[.X77]/[.D77]" office:value-type="float" office:value="0.286111111111111">
            <text:p>0.2861</text:p>
          </table:table-cell>
          <table:table-cell table:style-name="ce89" table:formula="of:=-1*[.X77]/[.E77]" office:value-type="float" office:value="0.504901960784314">
            <text:p>0.504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Gravitational Anomaly Projecto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44">
            <text:p>34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8] + [.G78]) / (2 * ( ((([.H78] + [.I78]) / 2) + [.J78]) / 10 )) * [.L78]" office:value-type="float" office:value="43.5">
            <text:p>43.5000</text:p>
          </table:table-cell>
          <table:table-cell table:style-name="ce73" table:formula="of:=[.X78]/[.D78]" office:value-type="float" office:value="0.3625">
            <text:p>0.3625</text:p>
          </table:table-cell>
          <table:table-cell table:style-name="ce89" table:formula="of:=-1*[.X78]/[.E78]" office:value-type="float" office:value="0.6796875">
            <text:p>0.67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79] + [.G79]) / (2 * ( ((([.H79] + [.I79]) / 2) + [.J79]) / 10 )) * [.L79]" office:value-type="float" office:value="10.1666666666667">
            <text:p>10.1667</text:p>
          </table:table-cell>
          <table:table-cell table:style-name="ce73" table:formula="of:=[.X79]/[.D79]" office:value-type="float" office:value="0.282407407407407">
            <text:p>0.2824</text:p>
          </table:table-cell>
          <table:table-cell table:style-name="ce89" table:formula="of:=-1*[.X79]/[.E79]" office:value-type="float" office:value="0.423611111111111">
            <text:p>0.42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2">
            <text:p>92</text:p>
          </table:table-cell>
          <table:table-cell table:style-name="ce52" office:value-type="float" office:value="234">
            <text:p>2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0] + [.G80]) / (2 * ( ((([.H80] + [.I80]) / 2) + [.J80]) / 10 )) * [.L80]" office:value-type="float" office:value="27.1666666666667">
            <text:p>27.1667</text:p>
          </table:table-cell>
          <table:table-cell table:style-name="ce73" table:formula="of:=[.X80]/[.D80]" office:value-type="float" office:value="0.377314814814815">
            <text:p>0.3773</text:p>
          </table:table-cell>
          <table:table-cell table:style-name="ce89" table:formula="of:=-1*[.X80]/[.E80]" office:value-type="float" office:value="0.590579710144928">
            <text:p>0.590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44">
            <text:p>244</text:p>
          </table:table-cell>
          <table:table-cell table:style-name="ce52" office:value-type="float" office:value="456">
            <text:p>456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1] + [.G81]) / (2 * ( ((([.H81] + [.I81]) / 2) + [.J81]) / 10 )) * [.L81]" office:value-type="float" office:value="58.3333333333333">
            <text:p>58.3333</text:p>
          </table:table-cell>
          <table:table-cell table:style-name="ce73" table:formula="of:=[.X81]/[.D81]" office:value-type="float" office:value="0.405092592592593">
            <text:p>0.4051</text:p>
          </table:table-cell>
          <table:table-cell table:style-name="ce89" table:formula="of:=-1*[.X81]/[.E81]" office:value-type="float" office:value="0.648148148148148">
            <text:p>0.648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98">
            <text:p>9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2] + [.G82]) / (2 * ( ((([.H82] + [.I82]) / 2) + [.J82]) / 10 )) * [.L82]" office:value-type="float" office:value="13">
            <text:p>13.0000</text:p>
          </table:table-cell>
          <table:table-cell table:style-name="ce73" table:formula="of:=[.X82]/[.D82]" office:value-type="float" office:value="0.325">
            <text:p>0.3250</text:p>
          </table:table-cell>
          <table:table-cell table:style-name="ce89" table:formula="of:=-1*[.X82]/[.E82]" office:value-type="float" office:value="0.464285714285714">
            <text:p>0.464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8">
            <text:p>278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3] + [.G83]) / (2 * ( ((([.H83] + [.I83]) / 2) + [.J83]) / 10 )) * [.L83]" office:value-type="float" office:value="32.3333333333333">
            <text:p>32.3333</text:p>
          </table:table-cell>
          <table:table-cell table:style-name="ce73" table:formula="of:=[.X83]/[.D83]" office:value-type="float" office:value="0.404166666666667">
            <text:p>0.4042</text:p>
          </table:table-cell>
          <table:table-cell table:style-name="ce89" table:formula="of:=-1*[.X83]/[.E83]" office:value-type="float" office:value="0.621794871794872">
            <text:p>0.621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80">
            <text:p>280</text:p>
          </table:table-cell>
          <table:table-cell table:style-name="ce52" office:value-type="float" office:value="534">
            <text:p>5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4] + [.G84]) / (2 * ( ((([.H84] + [.I84]) / 2) + [.J84]) / 10 )) * [.L84]" office:value-type="float" office:value="67.8333333333333">
            <text:p>67.8333</text:p>
          </table:table-cell>
          <table:table-cell table:style-name="ce73" table:formula="of:=[.X84]/[.D84]" office:value-type="float" office:value="0.423958333333333">
            <text:p>0.4240</text:p>
          </table:table-cell>
          <table:table-cell table:style-name="ce89" table:formula="of:=-1*[.X84]/[.E84]" office:value-type="float" office:value="0.678333333333333">
            <text:p>0.678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patial Distortion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10">
            <text:p>11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8">
            <text:p>138</text:p>
          </table:table-cell>
          <table:table-cell table:style-name="ce52" office:value-type="float" office:value="272">
            <text:p>272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5] + [.G85]) / (2 * ( ((([.H85] + [.I85]) / 2) + [.J85]) / 10 )) * [.L85]" office:value-type="float" office:value="36.6071428571429">
            <text:p>36.6071</text:p>
          </table:table-cell>
          <table:table-cell table:style-name="ce73" table:formula="of:=[.X85]/[.D85]" office:value-type="float" office:value="0.332792207792208">
            <text:p>0.3328</text:p>
          </table:table-cell>
          <table:table-cell table:style-name="ce89" table:formula="of:=-1*[.X85]/[.E85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Microsingularity Warhead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78">
            <text:p>178</text:p>
          </table:table-cell>
          <table:table-cell table:style-name="ce52" office:value-type="float" office:value="334">
            <text:p>334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95">
            <text:p>9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86] + [.G86]) / (2 * ( ((([.H86] + [.I86]) / 2) + [.J86]) / 10 )) * [.L86]" office:value-type="float" office:value="45.7142857142857">
            <text:p>45.7143</text:p>
          </table:table-cell>
          <table:table-cell table:style-name="ce73" table:formula="of:=[.X86]/[.D86]" office:value-type="float" office:value="0.326530612244898">
            <text:p>0.3265</text:p>
          </table:table-cell>
          <table:table-cell table:style-name="ce89" table:formula="of:=-1*[.X86]/[.E86]" office:value-type="float" office:value="0.571428571428571">
            <text:p>0.5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49" office:value-type="float" office:value="-275">
            <text:p>-275</text:p>
          </table:table-cell>
          <table:table-cell table:style-name="ce39" office:value-type="float" office:value="1300">
            <text:p>1300</text:p>
          </table:table-cell>
          <table:table-cell table:style-name="ce52" office:value-type="float" office:value="2600">
            <text:p>26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7] + [.G87]) / (2 * ( ((([.H87] + [.I87]) / 2) + [.J87]) / 10 )) * [.L87]" office:value-type="float" office:value="204.62962962963">
            <text:p>204.6296</text:p>
          </table:table-cell>
          <table:table-cell table:style-name="ce73" table:formula="of:=[.X87]/[.D87]" office:value-type="float" office:value="0.545679012345679">
            <text:p>0.5457</text:p>
          </table:table-cell>
          <table:table-cell table:style-name="ce89" table:formula="of:=-1*[.X87]/[.E87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49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8] + [.G88]) / (2 * ( ((([.H88] + [.I88]) / 2) + [.J88]) / 10 )) * [.L88]" office:value-type="float" office:value="225.617283950617">
            <text:p>225.6173</text:p>
          </table:table-cell>
          <table:table-cell table:style-name="ce73" table:formula="of:=[.X88]/[.D88]" office:value-type="float" office:value="0.530864197530864">
            <text:p>0.5309</text:p>
          </table:table-cell>
          <table:table-cell table:style-name="ce89" table:formula="of:=-1*[.X88]/[.E88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4" office:value-type="string">
            <text:p>gravity</text:p>
          </table:table-cell>
          <table:table-cell table:style-name="ce25" office:value-type="string">
            <text:p>Focused Super-Graviton Cannon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05">
            <text:p>0.0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89] + [.G89]) / (2 * ( ((([.H89] + [.I89]) / 2) + [.J89]) / 10 )) * [.L89]" office:value-type="float" office:value="310.975609756098">
            <text:p>310.9756</text:p>
          </table:table-cell>
          <table:table-cell table:style-name="ce73" table:formula="of:=[.X89]/[.D89]" office:value-type="float" office:value="0.621951219512195">
            <text:p>0.6220</text:p>
          </table:table-cell>
          <table:table-cell table:style-name="ce89" table:formula="of:=-1*[.X89]/[.E89]" office:value-type="float" office:value="0.621951219512195">
            <text:p>0.62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1] + [.G91]) / (2 * ( ((([.H91] + [.I91]) / 2) + [.J91]) / 10 )) * [.L91]" office:value-type="float" office:value="8.33333333333333">
            <text:p>8.3333</text:p>
          </table:table-cell>
          <table:table-cell table:style-name="ce73" table:formula="of:=[.X91]/[.D91]" office:value-type="float" office:value="0.277777777777778">
            <text:p>0.2778</text:p>
          </table:table-cell>
          <table:table-cell table:style-name="ce89" table:formula="of:=-1*[.X91]/[.E91]" office:value-type="float" office:value="0.416666666666667">
            <text:p>0.4167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145">
            <text:p>14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2] + [.G92]) / (2 * ( ((([.H92] + [.I92]) / 2) + [.J92]) / 10 )) * [.L92]" office:value-type="float" office:value="17.0833333333333">
            <text:p>17.0833</text:p>
          </table:table-cell>
          <table:table-cell table:style-name="ce73" table:formula="of:=[.X92]/[.D92]" office:value-type="float" office:value="0.284722222222222">
            <text:p>0.2847</text:p>
          </table:table-cell>
          <table:table-cell table:style-name="ce89" table:formula="of:=-1*[.X92]/[.E92]" office:value-type="float" office:value="0.502450980392157">
            <text:p>0.5025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Energy Projector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60">
            <text:p>36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3] + [.G93]) / (2 * ( ((([.H93] + [.I93]) / 2) + [.J93]) / 10 )) * [.L93]" office:value-type="float" office:value="43.3333333333333">
            <text:p>43.3333</text:p>
          </table:table-cell>
          <table:table-cell table:style-name="ce73" table:formula="of:=[.X93]/[.D93]" office:value-type="float" office:value="0.361111111111111">
            <text:p>0.3611</text:p>
          </table:table-cell>
          <table:table-cell table:style-name="ce89" table:formula="of:=-1*[.X93]/[.E93]" office:value-type="float" office:value="0.677083333333333">
            <text:p>0.677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35">
            <text:p>3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4] + [.G94]) / (2 * ( ((([.H94] + [.I94]) / 2) + [.J94]) / 10 )) * [.L94]" office:value-type="float" office:value="10.4166666666667">
            <text:p>10.4167</text:p>
          </table:table-cell>
          <table:table-cell table:style-name="ce73" table:formula="of:=[.X94]/[.D94]" office:value-type="float" office:value="0.289351851851852">
            <text:p>0.2894</text:p>
          </table:table-cell>
          <table:table-cell table:style-name="ce89" table:formula="of:=-1*[.X94]/[.E94]" office:value-type="float" office:value="0.434027777777778">
            <text:p>0.4340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5] + [.G95]) / (2 * ( ((([.H95] + [.I95]) / 2) + [.J95]) / 10 )) * [.L95]" office:value-type="float" office:value="27.0833333333333">
            <text:p>27.0833</text:p>
          </table:table-cell>
          <table:table-cell table:style-name="ce73" table:formula="of:=[.X95]/[.D95]" office:value-type="float" office:value="0.376157407407407">
            <text:p>0.3762</text:p>
          </table:table-cell>
          <table:table-cell table:style-name="ce89" table:formula="of:=-1*[.X95]/[.E95]" office:value-type="float" office:value="0.588768115942029">
            <text:p>0.5888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Wav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30">
            <text:p>230</text:p>
          </table:table-cell>
          <table:table-cell table:style-name="ce52" office:value-type="float" office:value="470">
            <text:p>47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6] + [.G96]) / (2 * ( ((([.H96] + [.I96]) / 2) + [.J96]) / 10 )) * [.L96]" office:value-type="float" office:value="58.3333333333333">
            <text:p>58.3333</text:p>
          </table:table-cell>
          <table:table-cell table:style-name="ce73" table:formula="of:=[.X96]/[.D96]" office:value-type="float" office:value="0.405092592592593">
            <text:p>0.4051</text:p>
          </table:table-cell>
          <table:table-cell table:style-name="ce89" table:formula="of:=-1*[.X96]/[.E96]" office:value-type="float" office:value="0.648148148148148">
            <text:p>0.6481</text:p>
          </table:table-cell>
          <table:table-cell table:number-columns-repeated="998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-28">
            <text:p>-28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10">
            <text:p>11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6">
            <text:p>0.6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7] + [.G97]) / (2 * ( ((([.H97] + [.I97]) / 2) + [.J97]) / 10 )) * [.L97]" office:value-type="float" office:value="13.3333333333333">
            <text:p>13.3333</text:p>
          </table:table-cell>
          <table:table-cell table:style-name="ce73" table:formula="of:=[.X97]/[.D97]" office:value-type="float" office:value="0.333333333333333">
            <text:p>0.3333</text:p>
          </table:table-cell>
          <table:table-cell table:style-name="ce89" table:formula="of:=-1*[.X97]/[.E97]" office:value-type="float" office:value="0.476190476190476">
            <text:p>0.476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52">
            <text:p>-52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275">
            <text:p>275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8] + [.G98]) / (2 * ( ((([.H98] + [.I98]) / 2) + [.J98]) / 10 )) * [.L98]" office:value-type="float" office:value="32.0833333333333">
            <text:p>32.0833</text:p>
          </table:table-cell>
          <table:table-cell table:style-name="ce73" table:formula="of:=[.X98]/[.D98]" office:value-type="float" office:value="0.401041666666667">
            <text:p>0.4010</text:p>
          </table:table-cell>
          <table:table-cell table:style-name="ce89" table:formula="of:=-1*[.X98]/[.E98]" office:value-type="float" office:value="0.61698717948718">
            <text:p>0.617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eam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-100">
            <text:p>-100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540">
            <text:p>54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0">
            <text:p>40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99] + [.G99]) / (2 * ( ((([.H99] + [.I99]) / 2) + [.J99]) / 10 )) * [.L99]" office:value-type="float" office:value="67.9166666666667">
            <text:p>67.9167</text:p>
          </table:table-cell>
          <table:table-cell table:style-name="ce73" table:formula="of:=[.X99]/[.D99]" office:value-type="float" office:value="0.424479166666667">
            <text:p>0.4245</text:p>
          </table:table-cell>
          <table:table-cell table:style-name="ce89" table:formula="of:=-1*[.X99]/[.E99]" office:value-type="float" office:value="0.679166666666667">
            <text:p>0.67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70">
            <text:p>-70</text:p>
          </table:table-cell>
          <table:table-cell table:style-name="ce39" office:value-type="float" office:value="135">
            <text:p>135</text:p>
          </table:table-cell>
          <table:table-cell table:style-name="ce52" office:value-type="float" office:value="275">
            <text:p>275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0] + [.G100]) / (2 * ( ((([.H100] + [.I100]) / 2) + [.J100]) / 10 )) * [.L100]" office:value-type="float" office:value="36.6071428571429">
            <text:p>36.6071</text:p>
          </table:table-cell>
          <table:table-cell table:style-name="ce73" table:formula="of:=[.X100]/[.D100]" office:value-type="float" office:value="0.366071428571429">
            <text:p>0.3661</text:p>
          </table:table-cell>
          <table:table-cell table:style-name="ce89" table:formula="of:=-1*[.X100]/[.E100]" office:value-type="float" office:value="0.52295918367347">
            <text:p>0.523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Improved Psionic Blast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40">
            <text:p>140</text:p>
          </table:table-cell>
          <table:table-cell table:style-name="ce52" office:value-type="float" office:value="-80">
            <text:p>-80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330">
            <text:p>330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45">
            <text:p>45</text:p>
          </table:table-cell>
          <table:table-cell table:style-name="ce38" office:value-type="float" office:value="85">
            <text:p>85</text:p>
          </table:table-cell>
          <table:table-cell table:style-name="ce49" office:value-type="float" office:value="1">
            <text:p>1</text:p>
          </table:table-cell>
          <table:table-cell table:style-name="ce52" office:value-type="float" office:value="0.35">
            <text:p>0.3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float" office:value="400">
            <text:p>400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9" office:value-type="float" office:value="100">
            <text:p>100</text:p>
          </table:table-cell>
          <table:table-cell table:style-name="ce69" table:formula="of:=([.F101] + [.G101]) / (2 * ( ((([.H101] + [.I101]) / 2) + [.J101]) / 10 )) * [.L101]" office:value-type="float" office:value="45.5357142857143">
            <text:p>45.5357</text:p>
          </table:table-cell>
          <table:table-cell table:style-name="ce73" table:formula="of:=[.X101]/[.D101]" office:value-type="float" office:value="0.325255102040816">
            <text:p>0.3253</text:p>
          </table:table-cell>
          <table:table-cell table:style-name="ce89" table:formula="of:=-1*[.X101]/[.E101]" office:value-type="float" office:value="0.569196428571429">
            <text:p>0.5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Psionic Lance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2700">
            <text:p>27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2] + [.G102]) / (2 * ( ((([.H102] + [.I102]) / 2) + [.J102]) / 10 )) * [.L102]" office:value-type="float" office:value="204.62962962963">
            <text:p>204.6296</text:p>
          </table:table-cell>
          <table:table-cell table:style-name="ce73" table:formula="of:=[.X102]/[.D102]" office:value-type="float" office:value="0.545679012345679">
            <text:p>0.5457</text:p>
          </table:table-cell>
          <table:table-cell table:style-name="ce89" table:formula="of:=-1*[.X102]/[.E102]" office:value-type="float" office:value="0.744107744107744">
            <text:p>0.744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</text:p>
          </table:table-cell>
          <table:table-cell table:style-name="ce38" office:value-type="string">
            <text:p>X</text:p>
          </table:table-cell>
          <table:table-cell table:style-name="ce38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900">
            <text:p>29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0">
            <text:p>70</text:p>
          </table:table-cell>
          <table:table-cell table:style-name="ce39" office:value-type="float" office:value="160">
            <text:p>1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3] + [.G103]) / (2 * ( ((([.H103] + [.I103]) / 2) + [.J103]) / 10 )) * [.L103]" office:value-type="float" office:value="225.617283950617">
            <text:p>225.6173</text:p>
          </table:table-cell>
          <table:table-cell table:style-name="ce73" table:formula="of:=[.X103]/[.D103]" office:value-type="float" office:value="0.530864197530864">
            <text:p>0.5309</text:p>
          </table:table-cell>
          <table:table-cell table:style-name="ce89" table:formula="of:=-1*[.X103]/[.E103]" office:value-type="float" office:value="0.727797690163282">
            <text:p>0.72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5" office:value-type="string">
            <text:p>psionic</text:p>
          </table:table-cell>
          <table:table-cell table:style-name="ce25" office:value-type="string">
            <text:p>Void Ray (Titanic)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500">
            <text:p>55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170">
            <text:p>170</text:p>
          </table:table-cell>
          <table:table-cell table:style-name="ce39" office:value-type="float" office:value="250">
            <text:p>25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04] + [.G104]) / (2 * ( ((([.H104] + [.I104]) / 2) + [.J104]) / 10 )) * [.L104]" office:value-type="float" office:value="313.690476190476">
            <text:p>313.6905</text:p>
          </table:table-cell>
          <table:table-cell table:style-name="ce73" table:formula="of:=[.X104]/[.D104]" office:value-type="float" office:value="0.627380952380952">
            <text:p>0.6274</text:p>
          </table:table-cell>
          <table:table-cell table:style-name="ce89" table:formula="of:=-1*[.X104]/[.E104]" office:value-type="float" office:value="0.627380952380952">
            <text:p>0.627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S</text:p>
          </table:table-cell>
          <table:table-cell table:style-name="ce41" office:value-type="float" office:value="40">
            <text:p>40</text:p>
          </table:table-cell>
          <table:table-cell table:style-name="ce57" office:value-type="float" office:value="-28">
            <text:p>-28</text:p>
          </table:table-cell>
          <table:table-cell table:style-name="ce41" office:value-type="float" office:value="36">
            <text:p>36</text:p>
          </table:table-cell>
          <table:table-cell table:style-name="ce57" office:value-type="float" office:value="96">
            <text:p>9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35">
            <text:p>3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6">
            <text:p>0.6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6] + [.G106]) / (2 * ( ((([.H106] + [.I106]) / 2) + [.J106]) / 10 )) * [.L106]" office:value-type="float" office:value="13.2">
            <text:p>13.2000</text:p>
          </table:table-cell>
          <table:table-cell table:style-name="ce86" table:formula="of:=[.X106]/[.D106]" office:value-type="float" office:value="0.33">
            <text:p>0.3300</text:p>
          </table:table-cell>
          <table:table-cell table:style-name="ce92" table:formula="of:=-1*[.X106]/[.E106]" office:value-type="float" office:value="0.471428571428571">
            <text:p>0.471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M</text:p>
          </table:table-cell>
          <table:table-cell table:style-name="ce41" office:value-type="float" office:value="80">
            <text:p>80</text:p>
          </table:table-cell>
          <table:table-cell table:style-name="ce57" office:value-type="float" office:value="-52">
            <text:p>-52</text:p>
          </table:table-cell>
          <table:table-cell table:style-name="ce41" office:value-type="float" office:value="114">
            <text:p>114</text:p>
          </table:table-cell>
          <table:table-cell table:style-name="ce57" office:value-type="float" office:value="204">
            <text:p>204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55">
            <text:p>5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3">
            <text:p>0.3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7] + [.G107]) / (2 * ( ((([.H107] + [.I107]) / 2) + [.J107]) / 10 )) * [.L107]" office:value-type="float" office:value="31.8">
            <text:p>31.8000</text:p>
          </table:table-cell>
          <table:table-cell table:style-name="ce86" table:formula="of:=[.X107]/[.D107]" office:value-type="float" office:value="0.3975">
            <text:p>0.3975</text:p>
          </table:table-cell>
          <table:table-cell table:style-name="ce92" table:formula="of:=-1*[.X107]/[.E107]" office:value-type="float" office:value="0.611538461538462">
            <text:p>0.611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2" office:value-type="string">
            <text:p>ed</text:p>
          </table:table-cell>
          <table:table-cell table:style-name="ce32" office:value-type="string">
            <text:p>Matter Disintegrator</text:p>
          </table:table-cell>
          <table:table-cell table:style-name="ce41" office:value-type="string">
            <text:p>L</text:p>
          </table:table-cell>
          <table:table-cell table:style-name="ce41" office:value-type="float" office:value="160">
            <text:p>160</text:p>
          </table:table-cell>
          <table:table-cell table:style-name="ce57" office:value-type="float" office:value="-100">
            <text:p>-100</text:p>
          </table:table-cell>
          <table:table-cell table:style-name="ce41" office:value-type="float" office:value="228">
            <text:p>228</text:p>
          </table:table-cell>
          <table:table-cell table:style-name="ce57" office:value-type="float" office:value="438">
            <text:p>438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35">
            <text:p>35</text:p>
          </table:table-cell>
          <table:table-cell table:style-name="ce41" office:value-type="float" office:value="75">
            <text:p>75</text:p>
          </table:table-cell>
          <table:table-cell table:style-name="ce57" office:value-type="float" office:value="0.9">
            <text:p>0.9</text:p>
          </table:table-cell>
          <table:table-cell table:style-name="ce57" office:value-type="float" office:value="0.05">
            <text:p>0.05</text:p>
          </table:table-cell>
          <table:table-cell table:style-name="ce41" office:value-type="float" office:value="2">
            <text:p>2</text:p>
          </table:table-cell>
          <table:table-cell table:style-name="ce57" office:value-type="float" office:value="0.5">
            <text:p>0.5</text:p>
          </table:table-cell>
          <table:table-cell table:style-name="ce57" office:value-type="float" office:value="1.5">
            <text:p>1.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41" office:value-type="string">
            <text:p>n/a</text:p>
          </table:table-cell>
          <table:table-cell table:number-columns-repeated="3" table:style-name="ce57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72" table:formula="of:=([.F108] + [.G108]) / (2 * ( ((([.H108] + [.I108]) / 2) + [.J108]) / 10 )) * [.L108]" office:value-type="float" office:value="66.6">
            <text:p>66.6000</text:p>
          </table:table-cell>
          <table:table-cell table:style-name="ce86" table:formula="of:=[.X108]/[.D108]" office:value-type="float" office:value="0.41625">
            <text:p>0.4163</text:p>
          </table:table-cell>
          <table:table-cell table:style-name="ce92" table:formula="of:=-1*[.X108]/[.E108]" office:value-type="float" office:value="0.666">
            <text:p>0.666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Marauder Missiles</text:p>
          </table:table-cell>
          <table:table-cell table:style-name="ce37" office:value-type="string">
            <text:p>G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86">
            <text:p>86</text:p>
          </table:table-cell>
          <table:table-cell table:style-name="ce51" office:value-type="float" office:value="114">
            <text:p>1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00">
            <text:p>100</text:p>
          </table:table-cell>
          <table:table-cell table:style-name="ce68" table:formula="of:=([.F110] + [.G110]) / (2 * ( ((([.H110] + [.I110]) / 2) + [.J110]) / 10 )) * [.L110]" office:value-type="float" office:value="20">
            <text:p>20.0000</text:p>
          </table:table-cell>
          <table:table-cell table:style-name="ce74" table:formula="of:=[.X110]/[.D110]" office:value-type="float" office:value="0.344827586206897">
            <text:p>0.3448</text:p>
          </table:table-cell>
          <table:table-cell table:style-name="ce88" table:formula="of:=-1*[.X110]/[.E110]" office:value-type="float" office:value="0.769230769230769">
            <text:p>0.769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oker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72">
            <text:p>72</text:p>
          </table:table-cell>
          <table:table-cell table:style-name="ce49" office:value-type="float" office:value="-30">
            <text:p>-30</text:p>
          </table:table-cell>
          <table:table-cell table:style-name="ce38" office:value-type="float" office:value="110">
            <text:p>110</text:p>
          </table:table-cell>
          <table:table-cell table:style-name="ce49" office:value-type="float" office:value="144">
            <text:p>144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2">
            <text:p>12</text:p>
          </table:table-cell>
          <table:table-cell table:style-name="ce49" office:value-type="float" office:value="0">
            <text:p>0</text:p>
          </table:table-cell>
          <table:table-cell table:style-name="ce52" office:value-type="float" office:value="0.45">
            <text:p>0.45</text:p>
          </table:table-cell>
          <table:table-cell table:style-name="ce49" office:value-type="float" office:value="120">
            <text:p>120</text:p>
          </table:table-cell>
          <table:table-cell table:style-name="ce69" table:formula="of:=([.F111] + [.G111]) / (2 * ( ((([.H111] + [.I111]) / 2) + [.J111]) / 10 )) * [.L111]" office:value-type="float" office:value="25.4">
            <text:p>25.4000</text:p>
          </table:table-cell>
          <table:table-cell table:style-name="ce73" table:formula="of:=[.X111]/[.D111]" office:value-type="float" office:value="0.352777777777778">
            <text:p>0.3528</text:p>
          </table:table-cell>
          <table:table-cell table:style-name="ce89" table:formula="of:=-1*[.X111]/[.E111]" office:value-type="float" office:value="0.846666666666667">
            <text:p>0.8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Wraith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86">
            <text:p>86</text:p>
          </table:table-cell>
          <table:table-cell table:style-name="ce49" office:value-type="float" office:value="-35">
            <text:p>-35</text:p>
          </table:table-cell>
          <table:table-cell table:style-name="ce38" office:value-type="float" office:value="138">
            <text:p>138</text:p>
          </table:table-cell>
          <table:table-cell table:style-name="ce49" office:value-type="float" office:value="180">
            <text:p>180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42">
            <text:p>42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25">
            <text:p>0.25</text:p>
          </table:table-cell>
          <table:table-cell table:style-name="ce38" office:value-type="float" office:value="1.15">
            <text:p>1.15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7">
            <text:p>17</text:p>
          </table:table-cell>
          <table:table-cell table:style-name="ce52" office:value-type="float" office:value="14">
            <text:p>1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20">
            <text:p>120</text:p>
          </table:table-cell>
          <table:table-cell table:style-name="ce69" table:formula="of:=([.F112] + [.G112]) / (2 * ( ((([.H112] + [.I112]) / 2) + [.J112]) / 10 )) * [.L112]" office:value-type="float" office:value="31.8">
            <text:p>31.8000</text:p>
          </table:table-cell>
          <table:table-cell table:style-name="ce73" table:formula="of:=[.X112]/[.D112]" office:value-type="float" office:value="0.369767441860465">
            <text:p>0.3698</text:p>
          </table:table-cell>
          <table:table-cell table:style-name="ce89" table:formula="of:=-1*[.X112]/[.E112]" office:value-type="float" office:value="0.908571428571429">
            <text:p>0.90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Whirlwind Missiles</text:p>
          </table:table-cell>
          <table:table-cell table:style-name="ce37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48">
            <text:p>4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0">
            <text:p>4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3] + [.G113]) / (2 * ( ((([.H113] + [.I113]) / 2) + [.J113]) / 10 )) * [.L113]" office:value-type="float" office:value="12.2727272727273">
            <text:p>12.2727</text:p>
          </table:table-cell>
          <table:table-cell table:style-name="ce74" table:formula="of:=[.X113]/[.D113]" office:value-type="float" office:value="0.188811188811189">
            <text:p>0.1888</text:p>
          </table:table-cell>
          <table:table-cell table:style-name="ce88" table:formula="of:=-1*[.X113]/[.E113]" office:value-type="float" office:value="0.472027972027972">
            <text:p>0.47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Typhoon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-35">
            <text:p>-35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4] + [.G114]) / (2 * ( ((([.H114] + [.I114]) / 2) + [.J114]) / 10 )) * [.L114]" office:value-type="float" office:value="17.5757575757576">
            <text:p>17.5758</text:p>
          </table:table-cell>
          <table:table-cell table:style-name="ce73" table:formula="of:=[.X114]/[.D114]" office:value-type="float" office:value="0.21969696969697">
            <text:p>0.2197</text:p>
          </table:table-cell>
          <table:table-cell table:style-name="ce89" table:formula="of:=-1*[.X114]/[.E114]" office:value-type="float" office:value="0.502164502164502">
            <text:p>0.502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Hurricane Missiles</text:p>
          </table:table-cell>
          <table:table-cell table:style-name="ce38" office:value-type="string">
            <text:p>M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-49">
            <text:p>-49</text:p>
          </table:table-cell>
          <table:table-cell table:style-name="ce39" office:value-type="float" office:value="65">
            <text:p>6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1">
            <text:p>1</text:p>
          </table:table-cell>
          <table:table-cell table:style-name="ce49" office:value-type="float" office:value="15">
            <text:p>15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number-columns-repeated="3"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20">
            <text:p>20</text:p>
          </table:table-cell>
          <table:table-cell table:style-name="ce52" office:value-type="float" office:value="60">
            <text:p>6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05">
            <text:p>0.05</text:p>
          </table:table-cell>
          <table:table-cell table:style-name="ce49" office:value-type="float" office:value="120">
            <text:p>120</text:p>
          </table:table-cell>
          <table:table-cell table:style-name="ce69" table:formula="of:=([.F115] + [.G115]) / (2 * ( ((([.H115] + [.I115]) / 2) + [.J115]) / 10 )) * [.L115]" office:value-type="float" office:value="23.4848484848485">
            <text:p>23.4848</text:p>
          </table:table-cell>
          <table:table-cell table:style-name="ce73" table:formula="of:=[.X115]/[.D115]" office:value-type="float" office:value="0.247208931419458">
            <text:p>0.2472</text:p>
          </table:table-cell>
          <table:table-cell table:style-name="ce89" table:formula="of:=-1*[.X115]/[.E115]" office:value-type="float" office:value="0.479282622139765">
            <text:p>0.479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6" office:value-type="string">
            <text:p>Devastator Torpedoes</text:p>
          </table:table-cell>
          <table:table-cell table:style-name="ce37" office:value-type="string">
            <text:p>G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-26">
            <text:p>-26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45">
            <text:p>4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14">
            <text:p>14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100">
            <text:p>100</text:p>
          </table:table-cell>
          <table:table-cell table:style-name="ce68" table:formula="of:=([.F116] + [.G116]) / (2 * ( ((([.H116] + [.I116]) / 2) + [.J116]) / 10 )) * [.L116]" office:value-type="float" office:value="21.0526315789474">
            <text:p>21.0526</text:p>
          </table:table-cell>
          <table:table-cell table:style-name="ce74" table:formula="of:=[.X116]/[.D116]" office:value-type="float" office:value="0.309597523219814">
            <text:p>0.3096</text:p>
          </table:table-cell>
          <table:table-cell table:style-name="ce88" table:formula="of:=-1*[.X116]/[.E116]" office:value-type="float" office:value="0.809716599190283">
            <text:p>0.80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Desol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84">
            <text:p>84</text:p>
          </table:table-cell>
          <table:table-cell table:style-name="ce52" office:value-type="float" office:value="-33">
            <text:p>-33</text:p>
          </table:table-cell>
          <table:table-cell table:style-name="ce39" office:value-type="float" office:value="345">
            <text:p>345</text:p>
          </table:table-cell>
          <table:table-cell table:style-name="ce52" office:value-type="float" office:value="565">
            <text:p>56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6">
            <text:p>16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7] + [.G117]) / (2 * ( ((([.H117] + [.I117]) / 2) + [.J117]) / 10 )) * [.L117]" office:value-type="float" office:value="26.6081871345029">
            <text:p>26.6082</text:p>
          </table:table-cell>
          <table:table-cell table:style-name="ce73" table:formula="of:=[.X117]/[.D117]" office:value-type="float" office:value="0.316764132553606">
            <text:p>0.3168</text:p>
          </table:table-cell>
          <table:table-cell table:style-name="ce89" table:formula="of:=-1*[.X117]/[.E117]" office:value-type="float" office:value="0.806308701045543">
            <text:p>0.80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radicator Torpedo</text:p>
          </table:table-cell>
          <table:table-cell table:style-name="ce39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41">
            <text:p>-41</text:p>
          </table:table-cell>
          <table:table-cell table:style-name="ce39" office:value-type="float" office:value="425">
            <text:p>425</text:p>
          </table:table-cell>
          <table:table-cell table:style-name="ce60" office:value-type="float" office:value="705">
            <text:p>70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60">
            <text:p>160</text:p>
          </table:table-cell>
          <table:table-cell table:style-name="ce39" office:value-type="float" office:value="80">
            <text:p>8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8] + [.G118]) / (2 * ( ((([.H118] + [.I118]) / 2) + [.J118]) / 10 )) * [.L118]" office:value-type="float" office:value="33.0409356725146">
            <text:p>33.0409</text:p>
          </table:table-cell>
          <table:table-cell table:style-name="ce73" table:formula="of:=[.X118]/[.D118]" office:value-type="float" office:value="0.330409356725146">
            <text:p>0.3304</text:p>
          </table:table-cell>
          <table:table-cell table:style-name="ce89" table:formula="of:=-1*[.X118]/[.E118]" office:value-type="float" office:value="0.80587647981743">
            <text:p>0.805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Corrosive Warhead Torpedo</text:p>
          </table:table-cell>
          <table:table-cell table:style-name="ce38" office:value-type="string">
            <text:p>G</text:p>
          </table:table-cell>
          <table:table-cell table:style-name="ce38" office:value-type="float" office:value="150">
            <text:p>150</text:p>
          </table:table-cell>
          <table:table-cell table:style-name="ce52" office:value-type="float" office:value="-65">
            <text:p>-65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800">
            <text:p>80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100">
            <text:p>10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">
            <text:p>0.2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.75">
            <text:p>1.7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">
            <text:p>5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19] + [.G119]) / (2 * ( ((([.H119] + [.I119]) / 2) + [.J119]) / 10 )) * [.L119]" office:value-type="float" office:value="57.7777777777778">
            <text:p>57.7778</text:p>
          </table:table-cell>
          <table:table-cell table:style-name="ce73" table:formula="of:=[.X119]/[.D119]" office:value-type="float" office:value="0.385185185185185">
            <text:p>0.3852</text:p>
          </table:table-cell>
          <table:table-cell table:style-name="ce89" table:formula="of:=-1*[.X119]/[.E119]" office:value-type="float" office:value="0.888888888888889">
            <text:p>0.888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Exotic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2800">
            <text:p>28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0] + [.G120]) / (2 * ( ((([.H120] + [.I120]) / 2) + [.J120]) / 10 )) * [.L120]" office:value-type="float" office:value="244.186046511628">
            <text:p>244.1860</text:p>
          </table:table-cell>
          <table:table-cell table:style-name="ce73" table:formula="of:=[.X120]/[.D120]" office:value-type="float" office:value="0.651162790697674">
            <text:p>0.6512</text:p>
          </table:table-cell>
          <table:table-cell table:style-name="ce89" table:formula="of:=-1*[.X120]/[.E120]" office:value-type="float" office:value="0.813953488372093">
            <text:p>0.8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Strange Matter Warhead</text:p>
          </table:table-cell>
          <table:table-cell table:style-name="ce38" office:value-type="string">
            <text:p>X</text:p>
          </table:table-cell>
          <table:table-cell table:style-name="ce38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600">
            <text:p>1600</text:p>
          </table:table-cell>
          <table:table-cell table:style-name="ce52" office:value-type="float" office:value="3100">
            <text:p>31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1] + [.G121]) / (2 * ( ((([.H121] + [.I121]) / 2) + [.J121]) / 10 )) * [.L121]" office:value-type="float" office:value="273.255813953488">
            <text:p>273.2558</text:p>
          </table:table-cell>
          <table:table-cell table:style-name="ce73" table:formula="of:=[.X121]/[.D121]" office:value-type="float" office:value="0.658447744466237">
            <text:p>0.6584</text:p>
          </table:table-cell>
          <table:table-cell table:style-name="ce89" table:formula="of:=-1*[.X121]/[.E121]" office:value-type="float" office:value="0.840787119856887">
            <text:p>0.840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Reflex Warhead Launcher</text:p>
          </table:table-cell>
          <table:table-cell table:style-name="ce38" office:value-type="string">
            <text:p>T</text:p>
          </table:table-cell>
          <table:table-cell table:style-name="ce38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2200">
            <text:p>2200</text:p>
          </table:table-cell>
          <table:table-cell table:style-name="ce52" office:value-type="float" office:value="4400">
            <text:p>4400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75">
            <text:p>7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35">
            <text:p>1.35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2.5">
            <text:p>2.5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22] + [.G122]) / (2 * ( ((([.H122] + [.I122]) / 2) + [.J122]) / 10 )) * [.L122]" office:value-type="float" office:value="356.756756756757">
            <text:p>356.7568</text:p>
          </table:table-cell>
          <table:table-cell table:style-name="ce73" table:formula="of:=[.X122]/[.D122]" office:value-type="float" office:value="0.713513513513514">
            <text:p>0.7135</text:p>
          </table:table-cell>
          <table:table-cell table:style-name="ce89" table:formula="of:=-1*[.X122]/[.E122]" office:value-type="float" office:value="0.713513513513514">
            <text:p>0.71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Junk Mine Launcher</text:p>
          </table:table-cell>
          <table:table-cell table:style-name="ce38" office:value-type="string">
            <text:p>G</text:p>
          </table:table-cell>
          <table:table-cell table:style-name="ce38" office:value-type="float" office:value="45">
            <text:p>45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5">
            <text:p>15</text:p>
          </table:table-cell>
          <table:table-cell table:style-name="ce52" office:value-type="float" office:value="40">
            <text:p>40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16">
            <text:p>16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3] + [.G123]) / (2 * ( ((([.H123] + [.I123]) / 2) + [.J123]) / 10 )) * [.L123]" office:value-type="float" office:value="34.020618556701">
            <text:p>34.0206</text:p>
          </table:table-cell>
          <table:table-cell table:style-name="ce73" table:formula="of:=[.X123]/[.D123]" office:value-type="float" office:value="0.756013745704467">
            <text:p>0.7560</text:p>
          </table:table-cell>
          <table:table-cell table:style-name="ce89" table:formula="of:=-1*[.X123]/[.E123]" office:value-type="float" office:value="1.70103092783505">
            <text:p>1.701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7" office:value-type="string">
            <text:p>missile</text:p>
          </table:table-cell>
          <table:table-cell table:style-name="ce28" office:value-type="string">
            <text:p>Voidspawn Missile</text:p>
          </table:table-cell>
          <table:table-cell table:style-name="ce38" office:value-type="string">
            <text:p>G</text:p>
          </table:table-cell>
          <table:table-cell table:style-name="ce38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40">
            <text:p>14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5">
            <text:p>0.15</text:p>
          </table:table-cell>
          <table:table-cell table:style-name="ce39" office:value-type="float" office:value="3">
            <text:p>3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8">
            <text:p>0.8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17">
            <text:p>17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24] + [.G124]) / (2 * ( ((([.H124] + [.I124]) / 2) + [.J124]) / 10 )) * [.L124]" office:value-type="float" office:value="43.956043956044">
            <text:p>43.9560</text:p>
          </table:table-cell>
          <table:table-cell table:style-name="ce73" table:formula="of:=[.X124]/[.D124]" office:value-type="float" office:value="0.43956043956044">
            <text:p>0.4396</text:p>
          </table:table-cell>
          <table:table-cell table:style-name="ce89" table:formula="of:=-1*[.X124]/[.E124]" office:value-type="float" office:value="0.879120879120879">
            <text:p>0.879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8" office:value-type="string">
            <text:p>scourge</text:p>
          </table:table-cell>
          <table:table-cell table:style-name="ce33" office:value-type="string">
            <text:p>Scourge Missiles</text:p>
          </table:table-cell>
          <table:table-cell table:style-name="ce42" office:value-type="string">
            <text:p>L</text:p>
          </table:table-cell>
          <table:table-cell table:style-name="ce42" office:value-type="float" office:value="100">
            <text:p>100</text:p>
          </table:table-cell>
          <table:table-cell table:style-name="ce58" office:value-type="float" office:value="-45">
            <text:p>-45</text:p>
          </table:table-cell>
          <table:table-cell table:style-name="ce42" office:value-type="float" office:value="196">
            <text:p>196</text:p>
          </table:table-cell>
          <table:table-cell table:style-name="ce58" office:value-type="float" office:value="388">
            <text:p>388</text:p>
          </table:table-cell>
          <table:table-cell table:style-name="ce42" office:value-type="float" office:value="1">
            <text:p>1</text:p>
          </table:table-cell>
          <table:table-cell table:style-name="ce58" office:value-type="float" office:value="19">
            <text:p>19</text:p>
          </table:table-cell>
          <table:table-cell table:style-name="ce58" office:value-type="float" office:value="40">
            <text:p>40</text:p>
          </table:table-cell>
          <table:table-cell table:style-name="ce42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0.05">
            <text:p>0.05</text:p>
          </table:table-cell>
          <table:table-cell table:style-name="ce42" office:value-type="float" office:value="1.5">
            <text:p>1.5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1.5">
            <text:p>1.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42" office:value-type="float" office:value="20">
            <text:p>20</text:p>
          </table:table-cell>
          <table:table-cell table:style-name="ce58" office:value-type="float" office:value="35">
            <text:p>35</text:p>
          </table:table-cell>
          <table:table-cell table:style-name="ce58" office:value-type="float" office:value="0">
            <text:p>0</text:p>
          </table:table-cell>
          <table:table-cell table:style-name="ce58" office:value-type="float" office:value="4">
            <text:p>4</text:p>
          </table:table-cell>
          <table:table-cell table:style-name="ce66" office:value-type="float" office:value="120">
            <text:p>120</text:p>
          </table:table-cell>
          <table:table-cell table:style-name="ce72" table:formula="of:=([.F126] + [.G126]) / (2 * ( ((([.H126] + [.I126]) / 2) + [.J126]) / 10 )) * [.L126]" office:value-type="float" office:value="58.4">
            <text:p>58.4000</text:p>
          </table:table-cell>
          <table:table-cell table:style-name="ce86" table:formula="of:=[.X126]/[.D126]" office:value-type="float" office:value="0.584">
            <text:p>0.5840</text:p>
          </table:table-cell>
          <table:table-cell table:style-name="ce92" table:formula="of:=-1*[.X126]/[.E126]" office:value-type="float" office:value="1.29777777777778">
            <text:p>1.29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number-columns-repeated="26"/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34">
            <text:p>34</text:p>
          </table:table-cell>
          <table:table-cell table:style-name="ce52" office:value-type="float" office:value="68">
            <text:p>6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8] + [.G128]) / (2 * ( ((([.H128] + [.I128]) / 2) + [.J128]) / 10 )) * [.L128]" office:value-type="float" office:value="9.42391304347826">
            <text:p>9.4239</text:p>
          </table:table-cell>
          <table:table-cell table:style-name="ce73" table:formula="of:=[.X128]/[.D128]" office:value-type="float" office:value="0.314130434782609">
            <text:p>0.3141</text:p>
          </table:table-cell>
          <table:table-cell table:style-name="ce89" table:formula="of:=-1*[.X128]/[.E128]" office:value-type="float" office:value="0.471195652173913">
            <text:p>0.471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140">
            <text:p>14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29] + [.G129]) / (2 * ( ((([.H129] + [.I129]) / 2) + [.J129]) / 10 )) * [.L129]" office:value-type="float" office:value="19.4021739130435">
            <text:p>19.4022</text:p>
          </table:table-cell>
          <table:table-cell table:style-name="ce73" table:formula="of:=[.X129]/[.D129]" office:value-type="float" office:value="0.323369565217391">
            <text:p>0.3234</text:p>
          </table:table-cell>
          <table:table-cell table:style-name="ce89" table:formula="of:=-1*[.X129]/[.E129]" office:value-type="float" office:value="0.570652173913044">
            <text:p>0.570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60">
            <text:p>160</text:p>
          </table:table-cell>
          <table:table-cell table:style-name="ce52" office:value-type="float" office:value="320">
            <text:p>3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0] + [.G130]) / (2 * ( ((([.H130] + [.I130]) / 2) + [.J130]) / 10 )) * [.L130]" office:value-type="float" office:value="44.3478260869565">
            <text:p>44.3478</text:p>
          </table:table-cell>
          <table:table-cell table:style-name="ce73" table:formula="of:=[.X130]/[.D130]" office:value-type="float" office:value="0.369565217391304">
            <text:p>0.3696</text:p>
          </table:table-cell>
          <table:table-cell table:style-name="ce89" table:formula="of:=-1*[.X130]/[.E130]" office:value-type="float" office:value="0.692934782608696">
            <text:p>0.692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40">
            <text:p>4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1] + [.G131]) / (2 * ( ((([.H131] + [.I131]) / 2) + [.J131]) / 10 )) * [.L131]" office:value-type="float" office:value="11.0869565217391">
            <text:p>11.0870</text:p>
          </table:table-cell>
          <table:table-cell table:style-name="ce73" table:formula="of:=[.X131]/[.D131]" office:value-type="float" office:value="0.307971014492754">
            <text:p>0.3080</text:p>
          </table:table-cell>
          <table:table-cell table:style-name="ce89" table:formula="of:=-1*[.X131]/[.E131]" office:value-type="float" office:value="0.46195652173913">
            <text:p>0.46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200">
            <text:p>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60">
            <text:p>6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3">
            <text:p>0.3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2] + [.G132]) / (2 * ( ((([.H132] + [.I132]) / 2) + [.J132]) / 10 )) * [.L132]" office:value-type="float" office:value="27.7173913043478">
            <text:p>27.7174</text:p>
          </table:table-cell>
          <table:table-cell table:style-name="ce73" table:formula="of:=[.X132]/[.D132]" office:value-type="float" office:value="0.384963768115942">
            <text:p>0.3850</text:p>
          </table:table-cell>
          <table:table-cell table:style-name="ce89" table:formula="of:=-1*[.X132]/[.E132]" office:value-type="float" office:value="0.602551984877127">
            <text:p>0.60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Improved Nanit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210">
            <text:p>210</text:p>
          </table:table-cell>
          <table:table-cell table:style-name="ce52" office:value-type="float" office:value="420">
            <text:p>4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49" office:value-type="float" office:value="35">
            <text:p>35</text:p>
          </table:table-cell>
          <table:table-cell table:style-name="ce38" office:value-type="float" office:value="80">
            <text:p>80</text:p>
          </table:table-cell>
          <table:table-cell table:style-name="ce49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8" office:value-type="float" office:value="1.5">
            <text:p>1.5</text:p>
          </table:table-cell>
          <table:table-cell table:style-name="ce49" office:value-type="float" office:value="0.4">
            <text:p>0.4</text:p>
          </table:table-cell>
          <table:table-cell table:style-name="ce49" office:value-type="float" office:value="1.75">
            <text:p>1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33] + [.G133]) / (2 * ( ((([.H133] + [.I133]) / 2) + [.J133]) / 10 )) * [.L133]" office:value-type="float" office:value="58.2065217391304">
            <text:p>58.2065</text:p>
          </table:table-cell>
          <table:table-cell table:style-name="ce73" table:formula="of:=[.X133]/[.D133]" office:value-type="float" office:value="0.404211956521739">
            <text:p>0.4042</text:p>
          </table:table-cell>
          <table:table-cell table:style-name="ce89" table:formula="of:=-1*[.X133]/[.E133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-50">
            <text:p>-50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500">
            <text:p>5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4] + [.G134]) / (2 * ( ((([.H134] + [.I134]) / 2) + [.J134]) / 10 )) * [.L134]" office:value-type="float" office:value="37.1287128712871">
            <text:p>37.1287</text:p>
          </table:table-cell>
          <table:table-cell table:style-name="ce73" table:formula="of:=[.X134]/[.D134]" office:value-type="float" office:value="0.371287128712871">
            <text:p>0.3713</text:p>
          </table:table-cell>
          <table:table-cell table:style-name="ce89" table:formula="of:=-1*[.X134]/[.E134]" office:value-type="float" office:value="0.742574257425743">
            <text:p>0.742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Gray Goo Warhead Torpedo</text:p>
          </table:table-cell>
          <table:table-cell table:style-name="ce38" office:value-type="string">
            <text:p>G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0">
            <text:p>-60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00">
            <text:p>600</text:p>
          </table:table-cell>
          <table:table-cell table:style-name="ce39" office:value-type="float" office:value="2">
            <text:p>2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90">
            <text:p>90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.1">
            <text:p>0.1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5">
            <text:p>15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20">
            <text:p>120</text:p>
          </table:table-cell>
          <table:table-cell table:style-name="ce69" table:formula="of:=([.F135] + [.G135]) / (2 * ( ((([.H135] + [.I135]) / 2) + [.J135]) / 10 )) * [.L135]" office:value-type="float" office:value="47.029702970297">
            <text:p>47.0297</text:p>
          </table:table-cell>
          <table:table-cell table:style-name="ce73" table:formula="of:=[.X135]/[.D135]" office:value-type="float" office:value="0.391914191419142">
            <text:p>0.3919</text:p>
          </table:table-cell>
          <table:table-cell table:style-name="ce89" table:formula="of:=-1*[.X135]/[.E135]" office:value-type="float" office:value="0.783828382838284">
            <text:p>0.78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Rocket Artillery 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1250">
            <text:p>1250</text:p>
          </table:table-cell>
          <table:table-cell table:style-name="ce52" office:value-type="float" office:value="3200">
            <text:p>32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6] + [.G136]) / (2 * ( ((([.H136] + [.I136]) / 2) + [.J136]) / 10 )) * [.L136]" office:value-type="float" office:value="244.505494505495">
            <text:p>244.5055</text:p>
          </table:table-cell>
          <table:table-cell table:style-name="ce73" table:formula="of:=[.X136]/[.D136]" office:value-type="float" office:value="0.652014652014652">
            <text:p>0.6520</text:p>
          </table:table-cell>
          <table:table-cell table:style-name="ce89" table:formula="of:=-1*[.X136]/[.E136]" office:value-type="float" office:value="0.815018315018315">
            <text:p>0.81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28" office:value-type="string">
            <text:p>Nanite Warhead Barrage System</text:p>
          </table:table-cell>
          <table:table-cell table:style-name="ce39" office:value-type="string">
            <text:p>X</text:p>
          </table:table-cell>
          <table:table-cell table:style-name="ce39" office:value-type="float" office:value="415">
            <text:p>415</text:p>
          </table:table-cell>
          <table:table-cell table:style-name="ce52" office:value-type="float" office:value="-325">
            <text:p>-325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200">
            <text:p>20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7] + [.G137]) / (2 * ( ((([.H137] + [.I137]) / 2) + [.J137]) / 10 )) * [.L137]" office:value-type="float" office:value="271.978021978022">
            <text:p>271.9780</text:p>
          </table:table-cell>
          <table:table-cell table:style-name="ce73" table:formula="of:=[.X137]/[.D137]" office:value-type="float" office:value="0.655368727657884">
            <text:p>0.6554</text:p>
          </table:table-cell>
          <table:table-cell table:style-name="ce89" table:formula="of:=-1*[.X137]/[.E137]" office:value-type="float" office:value="0.836855452240068">
            <text:p>0.836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9" office:value-type="string">
            <text:p>nanite</text:p>
          </table:table-cell>
          <table:table-cell table:style-name="ce34" office:value-type="string">
            <text:p>Nanite Warhead Barrage System 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1450">
            <text:p>1450</text:p>
          </table:table-cell>
          <table:table-cell table:style-name="ce52" office:value-type="float" office:value="3500">
            <text:p>3500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20">
            <text:p>20</text:p>
          </table:table-cell>
          <table:table-cell table:style-name="ce52" office:value-type="float" office:value="55">
            <text:p>55</text:p>
          </table:table-cell>
          <table:table-cell table:style-name="ce39" office:value-type="float" office:value="275">
            <text:p>27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0">
            <text:p>0</text:p>
          </table:table-cell>
          <table:table-cell table:style-name="ce49" office:value-type="float" office:value="0.1">
            <text:p>0.1</text:p>
          </table:table-cell>
          <table:table-cell table:style-name="ce43" office:value-type="float" office:value="100">
            <text:p>100</text:p>
          </table:table-cell>
          <table:table-cell table:style-name="ce69" table:formula="of:=([.F138] + [.G138]) / (2 * ( ((([.H138] + [.I138]) / 2) + [.J138]) / 10 )) * [.L138]" office:value-type="float" office:value="353.571428571429">
            <text:p>353.5714</text:p>
          </table:table-cell>
          <table:table-cell table:style-name="ce73" table:formula="of:=[.X138]/[.D138]" office:value-type="float" office:value="0.707142857142857">
            <text:p>0.7071</text:p>
          </table:table-cell>
          <table:table-cell table:style-name="ce89" table:formula="of:=-1*[.X138]/[.E138]" office:value-type="float" office:value="0.707142857142857">
            <text:p>0.707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16"/>
          <table:table-cell table:number-columns-repeated="2"/>
          <table:table-cell table:style-name="ce49" table:number-columns-repeated="19"/>
          <table:table-cell table:number-columns-repeated="5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2">
            <text:p>12</text:p>
          </table:table-cell>
          <table:table-cell table:style-name="ce52" office:value-type="float" office:value="-7">
            <text:p>-7</text:p>
          </table:table-cell>
          <table:table-cell table:style-name="ce39" office:value-type="float" office:value="8">
            <text:p>8</text:p>
          </table:table-cell>
          <table:table-cell table:style-name="ce52" office:value-type="float" office:value="20">
            <text:p>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0] + [.G140]) / (2 * ( ((([.H140] + [.I140]) / 2) + [.J140]) / 10 )) * [.L140]" office:value-type="float" office:value="3.44927536231884">
            <text:p>3.4493</text:p>
          </table:table-cell>
          <table:table-cell table:style-name="ce84" table:formula="of:=[.X140]/[.D140]" office:value-type="float" office:value="0.28743961352657">
            <text:p>0.2874</text:p>
          </table:table-cell>
          <table:table-cell table:style-name="ce90" table:formula="of:=-1*[.X140]/[.E140]" office:value-type="float" office:value="0.492753623188406">
            <text:p>0.492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-13">
            <text:p>-13</text:p>
          </table:table-cell>
          <table:table-cell table:style-name="ce39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1] + [.G141]) / (2 * ( ((([.H141] + [.I141]) / 2) + [.J141]) / 10 )) * [.L141]" office:value-type="float" office:value="8.6231884057971">
            <text:p>8.6232</text:p>
          </table:table-cell>
          <table:table-cell table:style-name="ce84" table:formula="of:=[.X141]/[.D141]" office:value-type="float" office:value="0.359299516908212">
            <text:p>0.3593</text:p>
          </table:table-cell>
          <table:table-cell table:style-name="ce90" table:formula="of:=-1*[.X141]/[.E141]" office:value-type="float" office:value="0.663322185061315">
            <text:p>0.663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48">
            <text:p>48</text:p>
          </table:table-cell>
          <table:table-cell table:style-name="ce52" office:value-type="float" office:value="-25">
            <text:p>-2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20">
            <text:p>12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2] + [.G142]) / (2 * ( ((([.H142] + [.I142]) / 2) + [.J142]) / 10 )) * [.L142]" office:value-type="float" office:value="20.9420289855072">
            <text:p>20.9420</text:p>
          </table:table-cell>
          <table:table-cell table:style-name="ce84" table:formula="of:=[.X142]/[.D142]" office:value-type="float" office:value="0.436292270531401">
            <text:p>0.4363</text:p>
          </table:table-cell>
          <table:table-cell table:style-name="ce90" table:formula="of:=-1*[.X142]/[.E142]" office:value-type="float" office:value="0.83768115942029">
            <text:p>0.837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-11">
            <text:p>-11</text:p>
          </table:table-cell>
          <table:table-cell table:style-name="ce39" office:value-type="float" office:value="10">
            <text:p>10</text:p>
          </table:table-cell>
          <table:table-cell table:style-name="ce52" office:value-type="float" office:value="32">
            <text:p>32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3] + [.G143]) / (2 * ( ((([.H143] + [.I143]) / 2) + [.J143]) / 10 )) * [.L143]" office:value-type="float" office:value="5.17391304347826">
            <text:p>5.1739</text:p>
          </table:table-cell>
          <table:table-cell table:style-name="ce84" table:formula="of:=[.X143]/[.D143]" office:value-type="float" office:value="0.272311212814645">
            <text:p>0.2723</text:p>
          </table:table-cell>
          <table:table-cell table:style-name="ce90" table:formula="of:=-1*[.X143]/[.E143]" office:value-type="float" office:value="0.470355731225296">
            <text:p>0.470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39">
            <text:p>39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27">
            <text:p>27</text:p>
          </table:table-cell>
          <table:table-cell table:style-name="ce52" office:value-type="float" office:value="78">
            <text:p>78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4] + [.G144]) / (2 * ( ((([.H144] + [.I144]) / 2) + [.J144]) / 10 )) * [.L144]" office:value-type="float" office:value="12.9347826086957">
            <text:p>12.9348</text:p>
          </table:table-cell>
          <table:table-cell table:style-name="ce84" table:formula="of:=[.X144]/[.D144]" office:value-type="float" office:value="0.331661092530658">
            <text:p>0.3317</text:p>
          </table:table-cell>
          <table:table-cell table:style-name="ce90" table:formula="of:=-1*[.X144]/[.E144]" office:value-type="float" office:value="0.646739130434783">
            <text:p>0.64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hard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78">
            <text:p>78</text:p>
          </table:table-cell>
          <table:table-cell table:style-name="ce52" office:value-type="float" office:value="-40">
            <text:p>-40</text:p>
          </table:table-cell>
          <table:table-cell table:style-name="ce39" office:value-type="float" office:value="58">
            <text:p>58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5] + [.G145]) / (2 * ( ((([.H145] + [.I145]) / 2) + [.J145]) / 10 )) * [.L145]" office:value-type="float" office:value="30.5507246376812">
            <text:p>30.5507</text:p>
          </table:table-cell>
          <table:table-cell table:style-name="ce84" table:formula="of:=[.X145]/[.D145]" office:value-type="float" office:value="0.391675956893348">
            <text:p>0.3917</text:p>
          </table:table-cell>
          <table:table-cell table:style-name="ce90" table:formula="of:=-1*[.X145]/[.E145]" office:value-type="float" office:value="0.763768115942029">
            <text:p>0.763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28">
            <text:p>28</text:p>
          </table:table-cell>
          <table:table-cell table:style-name="ce52" office:value-type="float" office:value="-17">
            <text:p>-17</text:p>
          </table:table-cell>
          <table:table-cell table:style-name="ce39" office:value-type="float" office:value="15">
            <text:p>15</text:p>
          </table:table-cell>
          <table:table-cell table:style-name="ce52" office:value-type="float" office:value="45">
            <text:p>4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6] + [.G146]) / (2 * ( ((([.H146] + [.I146]) / 2) + [.J146]) / 10 )) * [.L146]" office:value-type="float" office:value="7.39130434782609">
            <text:p>7.3913</text:p>
          </table:table-cell>
          <table:table-cell table:style-name="ce84" table:formula="of:=[.X146]/[.D146]" office:value-type="float" office:value="0.263975155279503">
            <text:p>0.2640</text:p>
          </table:table-cell>
          <table:table-cell table:style-name="ce90" table:formula="of:=-1*[.X146]/[.E146]" office:value-type="float" office:value="0.434782608695652">
            <text:p>0.4348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-30">
            <text:p>-30</text:p>
          </table:table-cell>
          <table:table-cell table:style-name="ce39" office:value-type="float" office:value="45">
            <text:p>45</text:p>
          </table:table-cell>
          <table:table-cell table:style-name="ce52" office:value-type="float" office:value="90">
            <text:p>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7] + [.G147]) / (2 * ( ((([.H147] + [.I147]) / 2) + [.J147]) / 10 )) * [.L147]" office:value-type="float" office:value="16.6304347826087">
            <text:p>16.6304</text:p>
          </table:table-cell>
          <table:table-cell table:style-name="ce84" table:formula="of:=[.X147]/[.D147]" office:value-type="float" office:value="0.296972049689441">
            <text:p>0.2970</text:p>
          </table:table-cell>
          <table:table-cell table:style-name="ce90" table:formula="of:=-1*[.X147]/[.E147]" office:value-type="float" office:value="0.554347826086957">
            <text:p>0.5543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10">
            <text:p>110</text:p>
          </table:table-cell>
          <table:table-cell table:style-name="ce52" office:value-type="float" office:value="-58">
            <text:p>-58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230">
            <text:p>2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8] + [.G148]) / (2 * ( ((([.H148] + [.I148]) / 2) + [.J148]) / 10 )) * [.L148]" office:value-type="float" office:value="39.4202898550725">
            <text:p>39.4203</text:p>
          </table:table-cell>
          <table:table-cell table:style-name="ce84" table:formula="of:=[.X148]/[.D148]" office:value-type="float" office:value="0.35836627140975">
            <text:p>0.3584</text:p>
          </table:table-cell>
          <table:table-cell table:style-name="ce90" table:formula="of:=-1*[.X148]/[.E148]" office:value-type="float" office:value="0.679660169915042">
            <text:p>0.679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9">
            <text:p>19</text:p>
          </table:table-cell>
          <table:table-cell table:style-name="ce52" office:value-type="float" office:value="51">
            <text:p>51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49] + [.G149]) / (2 * ( ((([.H149] + [.I149]) / 2) + [.J149]) / 10 )) * [.L149]" office:value-type="float" office:value="8.6231884057971">
            <text:p>8.6232</text:p>
          </table:table-cell>
          <table:table-cell table:style-name="ce84" table:formula="of:=[.X149]/[.D149]" office:value-type="float" office:value="0.28743961352657">
            <text:p>0.2874</text:p>
          </table:table-cell>
          <table:table-cell table:style-name="ce90" table:formula="of:=-1*[.X149]/[.E149]" office:value-type="float" office:value="0.431159420289855">
            <text:p>0.431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56">
            <text:p>56</text:p>
          </table:table-cell>
          <table:table-cell table:style-name="ce52" office:value-type="float" office:value="116">
            <text:p>11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0] + [.G150]) / (2 * ( ((([.H150] + [.I150]) / 2) + [.J150]) / 10 )) * [.L150]" office:value-type="float" office:value="21.1884057971014">
            <text:p>21.1884</text:p>
          </table:table-cell>
          <table:table-cell table:style-name="ce84" table:formula="of:=[.X150]/[.D150]" office:value-type="float" office:value="0.353140096618357">
            <text:p>0.3531</text:p>
          </table:table-cell>
          <table:table-cell table:style-name="ce90" table:formula="of:=-1*[.X150]/[.E150]" office:value-type="float" office:value="0.623188405797101">
            <text:p>0.6232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Improved Crystal Spike Thrower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18">
            <text:p>118</text:p>
          </table:table-cell>
          <table:table-cell table:style-name="ce52" office:value-type="float" office:value="256">
            <text:p>25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1] + [.G151]) / (2 * ( ((([.H151] + [.I151]) / 2) + [.J151]) / 10 )) * [.L151]" office:value-type="float" office:value="46.0724637681159">
            <text:p>46.0725</text:p>
          </table:table-cell>
          <table:table-cell table:style-name="ce84" table:formula="of:=[.X151]/[.D151]" office:value-type="float" office:value="0.383937198067633">
            <text:p>0.3839</text:p>
          </table:table-cell>
          <table:table-cell table:style-name="ce90" table:formula="of:=-1*[.X151]/[.E151]" office:value-type="float" office:value="0.719882246376812">
            <text:p>0.7199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67">
            <text:p>67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55">
            <text:p>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2] + [.G152]) / (2 * ( ((([.H152] + [.I152]) / 2) + [.J152]) / 10 )) * [.L152]" office:value-type="float" office:value="11.2101449275362">
            <text:p>11.2101</text:p>
          </table:table-cell>
          <table:table-cell table:style-name="ce84" table:formula="of:=[.X152]/[.D152]" office:value-type="float" office:value="0.311392914653784">
            <text:p>0.3114</text:p>
          </table:table-cell>
          <table:table-cell table:style-name="ce90" table:formula="of:=-1*[.X152]/[.E152]" office:value-type="float" office:value="0.467089371980676">
            <text:p>0.4671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8">
            <text:p>68</text:p>
          </table:table-cell>
          <table:table-cell table:style-name="ce52" office:value-type="float" office:value="166">
            <text:p>166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75">
            <text:p>7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3] + [.G153]) / (2 * ( ((([.H153] + [.I153]) / 2) + [.J153]) / 10 )) * [.L153]" office:value-type="float" office:value="28.8260869565217">
            <text:p>28.8261</text:p>
          </table:table-cell>
          <table:table-cell table:style-name="ce84" table:formula="of:=[.X153]/[.D153]" office:value-type="float" office:value="0.40036231884058">
            <text:p>0.4004</text:p>
          </table:table-cell>
          <table:table-cell table:style-name="ce90" table:formula="of:=-1*[.X153]/[.E153]" office:value-type="float" office:value="0.626654064272212">
            <text:p>0.6267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Spear 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2">
            <text:p>152</text:p>
          </table:table-cell>
          <table:table-cell table:style-name="ce52" office:value-type="float" office:value="335">
            <text:p>3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7">
            <text:p>17</text:p>
          </table:table-cell>
          <table:table-cell table:style-name="ce52" office:value-type="float" office:value="25">
            <text:p>25</text:p>
          </table:table-cell>
          <table:table-cell table:style-name="ce39" office:value-type="float" office:value="95">
            <text:p>9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1">
            <text:p>1.1</text:p>
          </table:table-cell>
          <table:table-cell table:style-name="ce52" office:value-type="float" office:value="1.1">
            <text:p>1.1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4] + [.G154]) / (2 * ( ((([.H154] + [.I154]) / 2) + [.J154]) / 10 )) * [.L154]" office:value-type="float" office:value="59.9927536231884">
            <text:p>59.9928</text:p>
          </table:table-cell>
          <table:table-cell table:style-name="ce84" table:formula="of:=[.X154]/[.D154]" office:value-type="float" office:value="0.416616344605475">
            <text:p>0.4166</text:p>
          </table:table-cell>
          <table:table-cell table:style-name="ce90" table:formula="of:=-1*[.X154]/[.E154]" office:value-type="float" office:value="0.66658615136876">
            <text:p>0.666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Javelin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00">
            <text:p>300</text:p>
          </table:table-cell>
          <table:table-cell table:style-name="ce52" office:value-type="float" office:value="-225">
            <text:p>-225</text:p>
          </table:table-cell>
          <table:table-cell table:style-name="ce39" office:value-type="float" office:value="1000">
            <text:p>1000</text:p>
          </table:table-cell>
          <table:table-cell table:style-name="ce52" office:value-type="float" office:value="2400">
            <text:p>24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0">
            <text:p>1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5] + [.G155]) / (2 * ( ((([.H155] + [.I155]) / 2) + [.J155]) / 10 )) * [.L155]" office:value-type="float" office:value="160.555555555556">
            <text:p>160.5556</text:p>
          </table:table-cell>
          <table:table-cell table:style-name="ce84" table:formula="of:=[.X155]/[.D155]" office:value-type="float" office:value="0.535185185185185">
            <text:p>0.5352</text:p>
          </table:table-cell>
          <table:table-cell table:style-name="ce90" table:formula="of:=-1*[.X155]/[.E155]" office:value-type="float" office:value="0.71358024691358">
            <text:p>0.713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 Lance 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1400">
            <text:p>14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6] + [.G156]) / (2 * ( ((([.H156] + [.I156]) / 2) + [.J156]) / 10 )) * [.L156]" office:value-type="float" office:value="207.777777777778">
            <text:p>207.7778</text:p>
          </table:table-cell>
          <table:table-cell table:style-name="ce84" table:formula="of:=[.X156]/[.D156]" office:value-type="float" office:value="0.593650793650794">
            <text:p>0.5937</text:p>
          </table:table-cell>
          <table:table-cell table:style-name="ce90" table:formula="of:=-1*[.X156]/[.E156]" office:value-type="float" office:value="0.755555555555556">
            <text:p>0.7556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0" office:value-type="string">
            <text:p>crystal</text:p>
          </table:table-cell>
          <table:table-cell table:style-name="ce29" office:value-type="string">
            <text:p>Crystalline Impaler</text:p>
          </table:table-cell>
          <table:table-cell table:style-name="ce39" office:value-type="string">
            <text:p>T</text:p>
          </table:table-cell>
          <table:table-cell table:style-name="ce39" office:value-type="float" office:value="450">
            <text:p>45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8000">
            <text:p>8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8">
            <text:p>18</text:p>
          </table:table-cell>
          <table:table-cell table:style-name="ce52" office:value-type="float" office:value="165">
            <text:p>165</text:p>
          </table:table-cell>
          <table:table-cell table:style-name="ce39" office:value-type="float" office:value="250">
            <text:p>2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1">
            <text:p>0.1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25">
            <text:p>1.25</text:p>
          </table:table-cell>
          <table:table-cell table:style-name="ce52" office:value-type="float" office:value="0.9">
            <text:p>0.9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57] + [.G157]) / (2 * ( ((([.H157] + [.I157]) / 2) + [.J157]) / 10 )) * [.L157]" office:value-type="float" office:value="315.714285714286">
            <text:p>315.7143</text:p>
          </table:table-cell>
          <table:table-cell table:style-name="ce84" table:formula="of:=[.X157]/[.D157]" office:value-type="float" office:value="0.701587301587302">
            <text:p>0.7016</text:p>
          </table:table-cell>
          <table:table-cell table:style-name="ce90" table:formula="of:=-1*[.X157]/[.E157]" office:value-type="float" office:value="0.631428571428571">
            <text:p>0.6314</text:p>
          </table:table-cell>
          <table:table-cell/>
          <table:table-cell table:style-name="ce35" table:number-columns-repeated="2"/>
          <table:table-cell table:number-columns-repeated="995"/>
        </table:table-row>
        <table:table-row table:style-name="ro6">
          <table:table-cell table:number-columns-repeated="27"/>
          <table:table-cell table:style-name="ce35" table:number-columns-repeated="2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6">
            <text:p>4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59] + [.G159]) / (2 * ( ((([.H159] + [.I159]) / 2) + [.J159]) / 10 )) * [.L159]" office:value-type="float" office:value="6.52173913043478">
            <text:p>6.5217</text:p>
          </table:table-cell>
          <table:table-cell table:style-name="ce74" table:formula="of:=[.X159]/[.D159]" office:value-type="float" office:value="0.232919254658385">
            <text:p>0.2329</text:p>
          </table:table-cell>
          <table:table-cell table:style-name="ce88" table:formula="of:=-1*[.X159]/[.E159]" office:value-type="float" office:value="0.383631713554987">
            <text:p>0.383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0] + [.G160]) / (2 * ( ((([.H160] + [.I160]) / 2) + [.J160]) / 10 )) * [.L160]" office:value-type="float" office:value="16.304347826087">
            <text:p>16.3043</text:p>
          </table:table-cell>
          <table:table-cell table:style-name="ce74" table:formula="of:=[.X160]/[.D160]" office:value-type="float" office:value="0.291149068322981">
            <text:p>0.2911</text:p>
          </table:table-cell>
          <table:table-cell table:style-name="ce88" table:formula="of:=-1*[.X160]/[.E160]" office:value-type="float" office:value="0.543478260869565">
            <text:p>0.5435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auss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12">
            <text:p>112</text:p>
          </table:table-cell>
          <table:table-cell table:style-name="ce51" office:value-type="float" office:value="-59">
            <text:p>-59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1] + [.G161]) / (2 * ( ((([.H161] + [.I161]) / 2) + [.J161]) / 10 )) * [.L161]" office:value-type="float" office:value="39.1304347826087">
            <text:p>39.1304</text:p>
          </table:table-cell>
          <table:table-cell table:style-name="ce74" table:formula="of:=[.X161]/[.D161]" office:value-type="float" office:value="0.349378881987578">
            <text:p>0.3494</text:p>
          </table:table-cell>
          <table:table-cell table:style-name="ce88" table:formula="of:=-1*[.X161]/[.E161]" office:value-type="float" office:value="0.663227708179808">
            <text:p>0.6632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-20">
            <text:p>-20</text:p>
          </table:table-cell>
          <table:table-cell table:style-name="ce39" office:value-type="float" office:value="18">
            <text:p>18</text:p>
          </table:table-cell>
          <table:table-cell table:style-name="ce52" office:value-type="float" office:value="57">
            <text:p>57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2] + [.G162]) / (2 * ( ((([.H162] + [.I162]) / 2) + [.J162]) / 10 )) * [.L162]" office:value-type="float" office:value="8.15217391304348">
            <text:p>8.1522</text:p>
          </table:table-cell>
          <table:table-cell table:style-name="ce73" table:formula="of:=[.X162]/[.D162]" office:value-type="float" office:value="0.271739130434783">
            <text:p>0.2717</text:p>
          </table:table-cell>
          <table:table-cell table:style-name="ce89" table:formula="of:=-1*[.X162]/[.E162]" office:value-type="float" office:value="0.407608695652174">
            <text:p>0.407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4">
            <text:p>44</text:p>
          </table:table-cell>
          <table:table-cell table:style-name="ce52" office:value-type="float" office:value="148">
            <text:p>14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3] + [.G163]) / (2 * ( ((([.H163] + [.I163]) / 2) + [.J163]) / 10 )) * [.L163]" office:value-type="float" office:value="20.8695652173913">
            <text:p>20.8696</text:p>
          </table:table-cell>
          <table:table-cell table:style-name="ce73" table:formula="of:=[.X163]/[.D163]" office:value-type="float" office:value="0.347826086956522">
            <text:p>0.3478</text:p>
          </table:table-cell>
          <table:table-cell table:style-name="ce89" table:formula="of:=-1*[.X163]/[.E163]" office:value-type="float" office:value="0.61381074168798">
            <text:p>0.61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Advanced Gauss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104">
            <text:p>104</text:p>
          </table:table-cell>
          <table:table-cell table:style-name="ce52" office:value-type="float" office:value="318">
            <text:p>31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4] + [.G164]) / (2 * ( ((([.H164] + [.I164]) / 2) + [.J164]) / 10 )) * [.L164]" office:value-type="float" office:value="45.8695652173913">
            <text:p>45.8696</text:p>
          </table:table-cell>
          <table:table-cell table:style-name="ce73" table:formula="of:=[.X164]/[.D164]" office:value-type="float" office:value="0.382246376811594">
            <text:p>0.3822</text:p>
          </table:table-cell>
          <table:table-cell table:style-name="ce89" table:formula="of:=-1*[.X164]/[.E164]" office:value-type="float" office:value="0.716711956521739">
            <text:p>0.71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74">
            <text:p>74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50">
            <text:p>5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5">
            <text:p>0.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5] + [.G165]) / (2 * ( ((([.H165] + [.I165]) / 2) + [.J165]) / 10 )) * [.L165]" office:value-type="float" office:value="10.6521739130435">
            <text:p>10.6522</text:p>
          </table:table-cell>
          <table:table-cell table:style-name="ce73" table:formula="of:=[.X165]/[.D165]" office:value-type="float" office:value="0.295893719806763">
            <text:p>0.2959</text:p>
          </table:table-cell>
          <table:table-cell table:style-name="ce89" table:formula="of:=-1*[.X165]/[.E165]" office:value-type="float" office:value="0.443840579710145">
            <text:p>0.443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67">
            <text:p>67</text:p>
          </table:table-cell>
          <table:table-cell table:style-name="ce52" office:value-type="float" office:value="192">
            <text:p>192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75">
            <text:p>75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3">
            <text:p>0.3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6] + [.G166]) / (2 * ( ((([.H166] + [.I166]) / 2) + [.J166]) / 10 )) * [.L166]" office:value-type="float" office:value="28.1521739130435">
            <text:p>28.1522</text:p>
          </table:table-cell>
          <table:table-cell table:style-name="ce73" table:formula="of:=[.X166]/[.D166]" office:value-type="float" office:value="0.391002415458937">
            <text:p>0.3910</text:p>
          </table:table-cell>
          <table:table-cell table:style-name="ce89" table:formula="of:=-1*[.X166]/[.E166]" office:value-type="float" office:value="0.612003780718336">
            <text:p>0.612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trike Cannon</text:p>
          </table:table-cell>
          <table:table-cell table:style-name="ce38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58">
            <text:p>158</text:p>
          </table:table-cell>
          <table:table-cell table:style-name="ce52" office:value-type="float" office:value="378">
            <text:p>378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8">
            <text:p>18</text:p>
          </table:table-cell>
          <table:table-cell table:style-name="ce49" office:value-type="float" office:value="25">
            <text:p>25</text:p>
          </table:table-cell>
          <table:table-cell table:style-name="ce38" office:value-type="float" office:value="100">
            <text:p>10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">
            <text:p>1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7] + [.G167]) / (2 * ( ((([.H167] + [.I167]) / 2) + [.J167]) / 10 )) * [.L167]" office:value-type="float" office:value="58.2608695652174">
            <text:p>58.2609</text:p>
          </table:table-cell>
          <table:table-cell table:style-name="ce73" table:formula="of:=[.X167]/[.D167]" office:value-type="float" office:value="0.404589371980676">
            <text:p>0.4046</text:p>
          </table:table-cell>
          <table:table-cell table:style-name="ce89" table:formula="of:=-1*[.X167]/[.E167]" office:value-type="float" office:value="0.647342995169082">
            <text:p>0.64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Stormfire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27">
            <text:p>27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68] + [.G168]) / (2 * ( ((([.H168] + [.I168]) / 2) + [.J168]) / 10 )) * [.L168]" office:value-type="float" office:value="7.57608695652174">
            <text:p>7.5761</text:p>
          </table:table-cell>
          <table:table-cell table:style-name="ce74" table:formula="of:=[.X168]/[.D168]" office:value-type="float" office:value="0.30304347826087">
            <text:p>0.3030</text:p>
          </table:table-cell>
          <table:table-cell table:style-name="ce88" table:formula="of:=-1*[.X168]/[.E168]" office:value-type="float" office:value="0.445652173913043">
            <text:p>0.445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8" office:value-type="string">
            <text:p>S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-20">
            <text:p>-20</text:p>
          </table:table-cell>
          <table:table-cell table:style-name="ce38" office:value-type="float" office:value="19">
            <text:p>19</text:p>
          </table:table-cell>
          <table:table-cell table:style-name="ce52" office:value-type="float" office:value="38">
            <text:p>38</text:p>
          </table:table-cell>
          <table:table-cell table:style-name="ce38" office:value-type="float" office:value="2">
            <text:p>2</text:p>
          </table:table-cell>
          <table:table-cell table:style-name="ce49" office:value-type="float" office:value="14">
            <text:p>14</text:p>
          </table:table-cell>
          <table:table-cell table:style-name="ce49" office:value-type="float" office:value="15">
            <text:p>1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85">
            <text:p>0.85</text:p>
          </table:table-cell>
          <table:table-cell table:style-name="ce49" office:value-type="float" office:value="0.75">
            <text:p>0.7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25">
            <text:p>0.2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69] + [.G169]) / (2 * ( ((([.H169] + [.I169]) / 2) + [.J169]) / 10 )) * [.L169]" office:value-type="float" office:value="10.5326086956522">
            <text:p>10.5326</text:p>
          </table:table-cell>
          <table:table-cell table:style-name="ce73" table:formula="of:=[.X169]/[.D169]" office:value-type="float" office:value="0.351086956521739">
            <text:p>0.3511</text:p>
          </table:table-cell>
          <table:table-cell table:style-name="ce89" table:formula="of:=-1*[.X169]/[.E169]" office:value-type="float" office:value="0.526630434782609">
            <text:p>0.526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60">
            <text:p>60</text:p>
          </table:table-cell>
          <table:table-cell table:style-name="ce52" office:value-type="float" office:value="-34">
            <text:p>-34</text:p>
          </table:table-cell>
          <table:table-cell table:style-name="ce39" office:value-type="float" office:value="40">
            <text:p>40</text:p>
          </table:table-cell>
          <table:table-cell table:style-name="ce52" office:value-type="float" office:value="95">
            <text:p>9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0] + [.G170]) / (2 * ( ((([.H170] + [.I170]) / 2) + [.J170]) / 10 )) * [.L170]" office:value-type="float" office:value="24.945652173913">
            <text:p>24.9457</text:p>
          </table:table-cell>
          <table:table-cell table:style-name="ce84" table:formula="of:=[.X170]/[.D170]" office:value-type="float" office:value="0.415760869565217">
            <text:p>0.4158</text:p>
          </table:table-cell>
          <table:table-cell table:style-name="ce90" table:formula="of:=-1*[.X170]/[.E170]" office:value-type="float" office:value="0.733695652173913">
            <text:p>0.73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Stormfire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20">
            <text:p>120</text:p>
          </table:table-cell>
          <table:table-cell table:style-name="ce52" office:value-type="float" office:value="-64">
            <text:p>-64</text:p>
          </table:table-cell>
          <table:table-cell table:style-name="ce39" office:value-type="float" office:value="90">
            <text:p>90</text:p>
          </table:table-cell>
          <table:table-cell table:style-name="ce52" office:value-type="float" office:value="190">
            <text:p>19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1] + [.G171]) / (2 * ( ((([.H171] + [.I171]) / 2) + [.J171]) / 10 )) * [.L171]" office:value-type="float" office:value="51.7391304347826">
            <text:p>51.7391</text:p>
          </table:table-cell>
          <table:table-cell table:style-name="ce84" table:formula="of:=[.X171]/[.D171]" office:value-type="float" office:value="0.431159420289855">
            <text:p>0.4312</text:p>
          </table:table-cell>
          <table:table-cell table:style-name="ce90" table:formula="of:=-1*[.X171]/[.E171]" office:value-type="float" office:value="0.808423913043478">
            <text:p>0.808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S</text:p>
          </table:table-cell>
          <table:table-cell table:style-name="ce39" office:value-type="float" office:value="36">
            <text:p>36</text:p>
          </table:table-cell>
          <table:table-cell table:style-name="ce52" office:value-type="float" office:value="-24">
            <text:p>-24</text:p>
          </table:table-cell>
          <table:table-cell table:style-name="ce39" office:value-type="float" office:value="24">
            <text:p>24</text:p>
          </table:table-cell>
          <table:table-cell table:style-name="ce52" office:value-type="float" office:value="50">
            <text:p>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75">
            <text:p>0.7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2] + [.G172]) / (2 * ( ((([.H172] + [.I172]) / 2) + [.J172]) / 10 )) * [.L172]" office:value-type="float" office:value="13.6739130434783">
            <text:p>13.6739</text:p>
          </table:table-cell>
          <table:table-cell table:style-name="ce84" table:formula="of:=[.X172]/[.D172]" office:value-type="float" office:value="0.379830917874396">
            <text:p>0.3798</text:p>
          </table:table-cell>
          <table:table-cell table:style-name="ce90" table:formula="of:=-1*[.X172]/[.E172]" office:value-type="float" office:value="0.569746376811594">
            <text:p>0.569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M</text:p>
          </table:table-cell>
          <table:table-cell table:style-name="ce39" office:value-type="float" office:value="72">
            <text:p>72</text:p>
          </table:table-cell>
          <table:table-cell table:style-name="ce52" office:value-type="float" office:value="-46">
            <text:p>-46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130">
            <text:p>13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50">
            <text:p>5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5">
            <text:p>0.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3] + [.G173]) / (2 * ( ((([.H173] + [.I173]) / 2) + [.J173]) / 10 )) * [.L173]" office:value-type="float" office:value="33.2608695652174">
            <text:p>33.2609</text:p>
          </table:table-cell>
          <table:table-cell table:style-name="ce84" table:formula="of:=[.X173]/[.D173]" office:value-type="float" office:value="0.46195652173913">
            <text:p>0.4620</text:p>
          </table:table-cell>
          <table:table-cell table:style-name="ce90" table:formula="of:=-1*[.X173]/[.E173]" office:value-type="float" office:value="0.723062381852552">
            <text:p>0.7231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hredder Autocannon</text:p>
          </table:table-cell>
          <table:table-cell table:style-name="ce39" office:value-type="string">
            <text:p>L</text:p>
          </table:table-cell>
          <table:table-cell table:style-name="ce39" office:value-type="float" office:value="144">
            <text:p>144</text:p>
          </table:table-cell>
          <table:table-cell table:style-name="ce52" office:value-type="float" office:value="-90">
            <text:p>-90</text:p>
          </table:table-cell>
          <table:table-cell table:style-name="ce39" office:value-type="float" office:value="115">
            <text:p>115</text:p>
          </table:table-cell>
          <table:table-cell table:style-name="ce52" office:value-type="float" office:value="235">
            <text:p>235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70">
            <text:p>7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35">
            <text:p>0.3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25">
            <text:p>0.2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4] + [.G174]) / (2 * ( ((([.H174] + [.I174]) / 2) + [.J174]) / 10 )) * [.L174]" office:value-type="float" office:value="64.6739130434783">
            <text:p>64.6739</text:p>
          </table:table-cell>
          <table:table-cell table:style-name="ce84" table:formula="of:=[.X174]/[.D174]" office:value-type="float" office:value="0.449124396135266">
            <text:p>0.4491</text:p>
          </table:table-cell>
          <table:table-cell table:style-name="ce90" table:formula="of:=-1*[.X174]/[.E174]" office:value-type="float" office:value="0.718599033816425">
            <text:p>0.71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Hail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75">
            <text:p>-275</text:p>
          </table:table-cell>
          <table:table-cell table:style-name="ce39" office:value-type="float" office:value="350">
            <text:p>350</text:p>
          </table:table-cell>
          <table:table-cell table:style-name="ce52" office:value-type="float" office:value="650">
            <text:p>6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5] + [.G175]) / (2 * ( ((([.H175] + [.I175]) / 2) + [.J175]) / 10 )) * [.L175]" office:value-type="float" office:value="184.782608695652">
            <text:p>184.7826</text:p>
          </table:table-cell>
          <table:table-cell table:style-name="ce84" table:formula="of:=[.X175]/[.D175]" office:value-type="float" office:value="0.492753623188406">
            <text:p>0.4928</text:p>
          </table:table-cell>
          <table:table-cell table:style-name="ce90" table:formula="of:=-1*[.X175]/[.E175]" office:value-type="float" office:value="0.671936758893281">
            <text:p>0.6719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Firestorm Autocannon</text:p>
          </table:table-cell>
          <table:table-cell table:style-name="ce39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00">
            <text:p>-300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750">
            <text:p>75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00">
            <text:p>10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6] + [.G176]) / (2 * ( ((([.H176] + [.I176]) / 2) + [.J176]) / 10 )) * [.L176]" office:value-type="float" office:value="217.119565217391">
            <text:p>217.1196</text:p>
          </table:table-cell>
          <table:table-cell table:style-name="ce84" table:formula="of:=[.X176]/[.D176]" office:value-type="float" office:value="0.510869565217391">
            <text:p>0.5109</text:p>
          </table:table-cell>
          <table:table-cell table:style-name="ce90" table:formula="of:=-1*[.X176]/[.E176]" office:value-type="float" office:value="0.723731884057971">
            <text:p>0.723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empest Autocannon</text:p>
          </table:table-cell>
          <table:table-cell table:style-name="ce39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750">
            <text:p>750</text:p>
          </table:table-cell>
          <table:table-cell table:style-name="ce52" office:value-type="float" office:value="1000">
            <text:p>1000</text:p>
          </table:table-cell>
          <table:table-cell table:style-name="ce39" office:value-type="float" office:value="2">
            <text:p>2</text:p>
          </table:table-cell>
          <table:table-cell table:style-name="ce52" office:value-type="float" office:value="14">
            <text:p>14</text:p>
          </table:table-cell>
          <table:table-cell table:style-name="ce52" office:value-type="float" office:value="15">
            <text:p>15</text:p>
          </table:table-cell>
          <table:table-cell table:style-name="ce39" office:value-type="float" office:value="180">
            <text:p>180</text:p>
          </table:table-cell>
          <table:table-cell table:style-name="ce52" office:value-type="float" office:value="0.85">
            <text:p>0.85</text:p>
          </table:table-cell>
          <table:table-cell table:style-name="ce52" office:value-type="float" office:value="0.25">
            <text:p>0.25</text:p>
          </table:table-cell>
          <table:table-cell table:style-name="ce39" office:value-type="float" office:value="1.25">
            <text:p>1.25</text:p>
          </table:table-cell>
          <table:table-cell table:style-name="ce52" office:value-type="float" office:value="1.5">
            <text:p>1.5</text:p>
          </table:table-cell>
          <table:table-cell table:style-name="ce52" office:value-type="float" office:value="0.5">
            <text:p>0.5</text:p>
          </table:table-cell>
          <table:table-cell table:number-columns-repeated="2" table:style-name="ce52" office:value-type="float" office:value="0">
            <text:p>0</text:p>
          </table:table-cell>
          <table:table-cell table:style-name="ce39" office:value-type="string">
            <text:p>n/a</text:p>
          </table:table-cell>
          <table:table-cell table:number-columns-repeated="4" table:style-name="ce52" office:value-type="string">
            <text:p>n/a</text:p>
          </table:table-cell>
          <table:table-cell table:style-name="ce70" table:formula="of:=([.F177] + [.G177]) / (2 * ( ((([.H177] + [.I177]) / 2) + [.J177]) / 10 )) * [.L177]" office:value-type="float" office:value="323.369565217391">
            <text:p>323.3696</text:p>
          </table:table-cell>
          <table:table-cell table:style-name="ce84" table:formula="of:=[.X177]/[.D177]" office:value-type="float" office:value="0.646739130434783">
            <text:p>0.6467</text:p>
          </table:table-cell>
          <table:table-cell table:style-name="ce90" table:formula="of:=-1*[.X177]/[.E177]" office:value-type="float" office:value="0.646739130434783">
            <text:p>0.6467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Kinetic Artillery</text:p>
          </table:table-cell>
          <table:table-cell table:style-name="ce37" office:value-type="string">
            <text:p>L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5">
            <text:p>195</text:p>
          </table:table-cell>
          <table:table-cell table:style-name="ce51" office:value-type="float" office:value="585">
            <text:p>58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78] + [.G178]) / (2 * ( ((([.H178] + [.I178]) / 2) + [.J178]) / 10 )) * [.L178]" office:value-type="float" office:value="45.703125">
            <text:p>45.7031</text:p>
          </table:table-cell>
          <table:table-cell table:style-name="ce74" table:formula="of:=[.X178]/[.D178]" office:value-type="float" office:value="0.294858870967742">
            <text:p>0.2949</text:p>
          </table:table-cell>
          <table:table-cell table:style-name="ce88" table:formula="of:=-1*[.X178]/[.E178]" office:value-type="float" office:value="0.5078125">
            <text:p>0.5078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Kinetic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180">
            <text:p>180</text:p>
          </table:table-cell>
          <table:table-cell table:style-name="ce49" office:value-type="float" office:value="-110">
            <text:p>-110</text:p>
          </table:table-cell>
          <table:table-cell table:style-name="ce38" office:value-type="float" office:value="245">
            <text:p>245</text:p>
          </table:table-cell>
          <table:table-cell table:style-name="ce49" office:value-type="float" office:value="720">
            <text:p>72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79] + [.G179]) / (2 * ( ((([.H179] + [.I179]) / 2) + [.J179]) / 10 )) * [.L179]" office:value-type="float" office:value="56.54296875">
            <text:p>56.5430</text:p>
          </table:table-cell>
          <table:table-cell table:style-name="ce73" table:formula="of:=[.X179]/[.D179]" office:value-type="float" office:value="0.314127604166667">
            <text:p>0.3141</text:p>
          </table:table-cell>
          <table:table-cell table:style-name="ce89" table:formula="of:=-1*[.X179]/[.E179]" office:value-type="float" office:value="0.514026988636364">
            <text:p>0.514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Skypiercer Artillery</text:p>
          </table:table-cell>
          <table:table-cell table:style-name="ce38" office:value-type="string">
            <text:p>L</text:p>
          </table:table-cell>
          <table:table-cell table:style-name="ce38" office:value-type="float" office:value="205">
            <text:p>205</text:p>
          </table:table-cell>
          <table:table-cell table:style-name="ce49" office:value-type="float" office:value="-130">
            <text:p>-130</text:p>
          </table:table-cell>
          <table:table-cell table:style-name="ce38" office:value-type="float" office:value="300">
            <text:p>300</text:p>
          </table:table-cell>
          <table:table-cell table:style-name="ce49" office:value-type="float" office:value="870">
            <text:p>870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25">
            <text:p>25</text:p>
          </table:table-cell>
          <table:table-cell table:style-name="ce49" office:value-type="float" office:value="50">
            <text:p>50</text:p>
          </table:table-cell>
          <table:table-cell table:style-name="ce38" office:value-type="float" office:value="120">
            <text:p>12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.5">
            <text:p>0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0] + [.G180]) / (2 * ( ((([.H180] + [.I180]) / 2) + [.J180]) / 10 )) * [.L180]" office:value-type="float" office:value="68.5546875">
            <text:p>68.5547</text:p>
          </table:table-cell>
          <table:table-cell table:style-name="ce73" table:formula="of:=[.X180]/[.D180]" office:value-type="float" office:value="0.334413109756098">
            <text:p>0.3344</text:p>
          </table:table-cell>
          <table:table-cell table:style-name="ce89" table:formula="of:=-1*[.X180]/[.E180]" office:value-type="float" office:value="0.52734375">
            <text:p>0.527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iga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-250">
            <text:p>-250</text:p>
          </table:table-cell>
          <table:table-cell table:style-name="ce37" office:value-type="float" office:value="900">
            <text:p>9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9">
            <text:p>19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75">
            <text:p>0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1] + [.G181]) / (2 * ( ((([.H181] + [.I181]) / 2) + [.J181]) / 10 )) * [.L181]" office:value-type="float" office:value="145.833333333333">
            <text:p>145.8333</text:p>
          </table:table-cell>
          <table:table-cell table:style-name="ce74" table:formula="of:=[.X181]/[.D181]" office:value-type="float" office:value="0.448717948717949">
            <text:p>0.4487</text:p>
          </table:table-cell>
          <table:table-cell table:style-name="ce88" table:formula="of:=-1*[.X181]/[.E181]" office:value-type="float" office:value="0.583333333333333">
            <text:p>0.583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Giga-Cannon</text:p>
          </table:table-cell>
          <table:table-cell table:style-name="ce38" office:value-type="string">
            <text:p>X</text:p>
          </table:table-cell>
          <table:table-cell table:style-name="ce39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9" office:value-type="float" office:value="1200">
            <text:p>1200</text:p>
          </table:table-cell>
          <table:table-cell table:style-name="ce52" office:value-type="float" office:value="3000">
            <text:p>30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">
            <text:p>0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2] + [.G182]) / (2 * ( ((([.H182] + [.I182]) / 2) + [.J182]) / 10 )) * [.L182]" office:value-type="float" office:value="175">
            <text:p>175.0000</text:p>
          </table:table-cell>
          <table:table-cell table:style-name="ce73" table:formula="of:=[.X182]/[.D182]" office:value-type="float" office:value="0.466666666666667">
            <text:p>0.4667</text:p>
          </table:table-cell>
          <table:table-cell table:style-name="ce89" table:formula="of:=-1*[.X182]/[.E182]" office:value-type="float" office:value="0.625">
            <text:p>0.625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The Grand Cannon</text:p>
          </table:table-cell>
          <table:table-cell table:style-name="ce38" office:value-type="string">
            <text:p>X</text:p>
          </table:table-cell>
          <table:table-cell table:style-name="ce39" office:value-type="float" office:value="425">
            <text:p>425</text:p>
          </table:table-cell>
          <table:table-cell table:style-name="ce52" office:value-type="float" office:value="-310">
            <text:p>-310</text:p>
          </table:table-cell>
          <table:table-cell table:style-name="ce39" office:value-type="float" office:value="1500">
            <text:p>1500</text:p>
          </table:table-cell>
          <table:table-cell table:style-name="ce52" office:value-type="float" office:value="3400">
            <text:p>3400</text:p>
          </table:table-cell>
          <table:table-cell table:style-name="ce39" office:value-type="float" office:value="1">
            <text:p>1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80">
            <text:p>80</text:p>
          </table:table-cell>
          <table:table-cell table:style-name="ce39" office:value-type="float" office:value="155">
            <text:p>155</text:p>
          </table:table-cell>
          <table:table-cell table:style-name="ce52" office:value-type="float" office:value="0.75">
            <text:p>0.75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25">
            <text:p>1.2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75">
            <text:p>0.7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3] + [.G183]) / (2 * ( ((([.H183] + [.I183]) / 2) + [.J183]) / 10 )) * [.L183]" office:value-type="float" office:value="204.166666666667">
            <text:p>204.1667</text:p>
          </table:table-cell>
          <table:table-cell table:style-name="ce73" table:formula="of:=[.X183]/[.D183]" office:value-type="float" office:value="0.480392156862745">
            <text:p>0.4804</text:p>
          </table:table-cell>
          <table:table-cell table:style-name="ce89" table:formula="of:=-1*[.X183]/[.E183]" office:value-type="float" office:value="0.658602150537635">
            <text:p>0.6586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MagnetoHydroDynamic Cannon</text:p>
          </table:table-cell>
          <table:table-cell table:style-name="ce38" office:value-type="string">
            <text:p>T</text:p>
          </table:table-cell>
          <table:table-cell table:style-name="ce39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9" office:value-type="float" office:value="5000">
            <text:p>5000</text:p>
          </table:table-cell>
          <table:table-cell table:style-name="ce52" office:value-type="float" office:value="10000">
            <text:p>10000</text:p>
          </table:table-cell>
          <table:table-cell table:style-name="ce39" office:value-type="float" office:value="30">
            <text:p>30</text:p>
          </table:table-cell>
          <table:table-cell table:style-name="ce52" office:value-type="float" office:value="45">
            <text:p>45</text:p>
          </table:table-cell>
          <table:table-cell table:style-name="ce52" office:value-type="float" office:value="155">
            <text:p>155</text:p>
          </table:table-cell>
          <table:table-cell table:style-name="ce39" office:value-type="float" office:value="255">
            <text:p>255</text:p>
          </table:table-cell>
          <table:table-cell table:style-name="ce52" office:value-type="float" office:value="0.8">
            <text:p>0.8</text:p>
          </table:table-cell>
          <table:table-cell table:style-name="ce49" office:value-type="float" office:value="0.05">
            <text:p>0.05</text:p>
          </table:table-cell>
          <table:table-cell table:style-name="ce38" office:value-type="float" office:value="1.35">
            <text:p>1.35</text:p>
          </table:table-cell>
          <table:table-cell table:style-name="ce49" office:value-type="float" office:value="1.5">
            <text:p>1.5</text:p>
          </table:table-cell>
          <table:table-cell table:style-name="ce49" office:value-type="float" office:value="0.85">
            <text:p>0.8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4] + [.G184]) / (2 * ( ((([.H184] + [.I184]) / 2) + [.J184]) / 10 )) * [.L184]" office:value-type="float" office:value="311.688311688312">
            <text:p>311.6883</text:p>
          </table:table-cell>
          <table:table-cell table:style-name="ce73" table:formula="of:=[.X184]/[.D184]" office:value-type="float" office:value="0.623376623376623">
            <text:p>0.6234</text:p>
          </table:table-cell>
          <table:table-cell table:style-name="ce89" table:formula="of:=-1*[.X184]/[.E184]" office:value-type="float" office:value="0.623376623376623">
            <text:p>0.6234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Flak Artillery (tier 3)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7">
            <text:p>0.7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5] + [.G185]) / (2 * ( ((([.H185] + [.I185]) / 2) + [.J185]) / 10 )) * [.L185]" office:value-type="float" office:value="6">
            <text:p>6.0000</text:p>
          </table:table-cell>
          <table:table-cell table:style-name="ce74" table:formula="of:=[.X185]/[.D185]" office:value-type="float" office:value="0.461538461538462">
            <text:p>0.4615</text:p>
          </table:table-cell>
          <table:table-cell table:style-name="ce88" table:formula="of:=-1*[.X185]/[.E185]" office:value-type="float" office:value="0.6">
            <text:p>0.60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mproved Flak Artillery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6] + [.G186]) / (2 * ( ((([.H186] + [.I186]) / 2) + [.J186]) / 10 )) * [.L186]" office:value-type="float" office:value="7.875">
            <text:p>7.8750</text:p>
          </table:table-cell>
          <table:table-cell table:style-name="ce73" table:formula="of:=[.X186]/[.D186]" office:value-type="float" office:value="0.4921875">
            <text:p>0.4922</text:p>
          </table:table-cell>
          <table:table-cell table:style-name="ce89" table:formula="of:=-1*[.X186]/[.E186]" office:value-type="float" office:value="0.65625">
            <text:p>0.656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cloud Defender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number-columns-repeated="2" table:style-name="ce49" office:value-type="float" office:value="0.75">
            <text:p>0.75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7] + [.G187]) / (2 * ( ((([.H187] + [.I187]) / 2) + [.J187]) / 10 )) * [.L187]" office:value-type="float" office:value="9.75">
            <text:p>9.7500</text:p>
          </table:table-cell>
          <table:table-cell table:style-name="ce73" table:formula="of:=[.X187]/[.D187]" office:value-type="float" office:value="0.4875">
            <text:p>0.4875</text:p>
          </table:table-cell>
          <table:table-cell table:style-name="ce89" table:formula="of:=-1*[.X187]/[.E187]" office:value-type="float" office:value="0.65">
            <text:p>0.6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6" office:value-type="string">
            <text:p>Guardian Point-Defense</text:p>
          </table:table-cell>
          <table:table-cell table:style-name="ce37" office:value-type="string">
            <text:p>P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-10">
            <text:p>-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68" table:formula="of:=([.F188] + [.G188]) / (2 * ( ((([.H188] + [.I188]) / 2) + [.J188]) / 10 )) * [.L188]" office:value-type="float" office:value="7.5">
            <text:p>7.5000</text:p>
          </table:table-cell>
          <table:table-cell table:style-name="ce74" table:formula="of:=[.X188]/[.D188]" office:value-type="float" office:value="0.576923076923077">
            <text:p>0.5769</text:p>
          </table:table-cell>
          <table:table-cell table:style-name="ce88" table:formula="of:=-1*[.X188]/[.E188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Protector Point-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16">
            <text:p>16</text:p>
          </table:table-cell>
          <table:table-cell table:style-name="ce49" office:value-type="float" office:value="-12">
            <text:p>-12</text:p>
          </table:table-cell>
          <table:table-cell table:style-name="ce38" office:value-type="float" office:value="2.5">
            <text:p>2.5</text:p>
          </table:table-cell>
          <table:table-cell table:style-name="ce49" office:value-type="float" office:value="10">
            <text:p>10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89] + [.G189]) / (2 * ( ((([.H189] + [.I189]) / 2) + [.J189]) / 10 )) * [.L189]" office:value-type="float" office:value="9.375">
            <text:p>9.3750</text:p>
          </table:table-cell>
          <table:table-cell table:style-name="ce73" table:formula="of:=[.X189]/[.D189]" office:value-type="float" office:value="0.5859375">
            <text:p>0.5859</text:p>
          </table:table-cell>
          <table:table-cell table:style-name="ce89" table:formula="of:=-1*[.X189]/[.E189]" office:value-type="float" office:value="0.78125">
            <text:p>0.7813</text:p>
          </table:table-cell>
          <table:table-cell table:style-name="ce35" table:number-columns-repeated="3"/>
          <table:table-cell table:number-columns-repeated="995"/>
        </table:table-row>
        <table:table-row table:style-name="ro6">
          <table:table-cell table:style-name="ce21" office:value-type="string">
            <text:p>kinetic</text:p>
          </table:table-cell>
          <table:table-cell table:style-name="ce28" office:value-type="string">
            <text:p>Iron Curtain Point Defense</text:p>
          </table:table-cell>
          <table:table-cell table:style-name="ce38" office:value-type="string">
            <text:p>P</text:p>
          </table:table-cell>
          <table:table-cell table:style-name="ce38" office:value-type="float" office:value="20">
            <text:p>20</text:p>
          </table:table-cell>
          <table:table-cell table:style-name="ce49" office:value-type="float" office:value="-15">
            <text:p>-15</text:p>
          </table:table-cell>
          <table:table-cell table:style-name="ce38" office:value-type="float" office:value="3">
            <text:p>3</text:p>
          </table:table-cell>
          <table:table-cell table:style-name="ce49" office:value-type="float" office:value="12">
            <text:p>12</text:p>
          </table:table-cell>
          <table:table-cell table:style-name="ce3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5">
            <text:p>5</text:p>
          </table:table-cell>
          <table:table-cell table:style-name="ce38" office:value-type="float" office:value="30">
            <text:p>30</text:p>
          </table:table-cell>
          <table:table-cell table:style-name="ce49" office:value-type="float" office:value="0.75">
            <text:p>0.75</text:p>
          </table:table-cell>
          <table:table-cell table:style-name="ce49" office:value-type="float" office:value="0.4">
            <text:p>0.4</text:p>
          </table:table-cell>
          <table:table-cell table:style-name="ce38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8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69" table:formula="of:=([.F190] + [.G190]) / (2 * ( ((([.H190] + [.I190]) / 2) + [.J190]) / 10 )) * [.L190]" office:value-type="float" office:value="11.25">
            <text:p>11.2500</text:p>
          </table:table-cell>
          <table:table-cell table:style-name="ce73" table:formula="of:=[.X190]/[.D190]" office:value-type="float" office:value="0.5625">
            <text:p>0.5625</text:p>
          </table:table-cell>
          <table:table-cell table:style-name="ce89" table:formula="of:=-1*[.X190]/[.E190]" office:value-type="float" office:value="0.75">
            <text:p>0.7500</text:p>
          </table:table-cell>
          <table:table-cell table:style-name="ce35" table:number-columns-repeated="3"/>
          <table:table-cell table:number-columns-repeated="995"/>
        </table:table-row>
        <table:table-row table:style-name="ro6" table:number-rows-repeated="879">
          <table:table-cell table:style-name="ce22"/>
          <table:table-cell table:style-name="ce35"/>
          <table:table-cell table:style-name="ce43" table:number-columns-repeated="21"/>
          <table:table-cell table:style-name="ce73"/>
          <table:table-cell table:style-name="ce87" table:number-columns-repeated="2"/>
          <table:table-cell table:style-name="ce35" table:number-columns-repeated="3"/>
          <table:table-cell table:number-columns-repeated="995"/>
        </table:table-row>
        <table:table-row table:style-name="ro7" table:number-rows-repeated="104750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SC Armors" table:style-name="ta2" table:print="false">
        <office:forms form:automatic-focus="false" form:apply-design-mode="false"/>
        <table:table-column table:style-name="co9" table:default-cell-style-name="Default"/>
        <table:table-column table:style-name="co4" table:default-cell-style-name="ce82"/>
        <table:table-column table:style-name="co8" table:number-columns-repeated="7" table:default-cell-style-name="ce82"/>
        <table:table-row table:style-name="ro4">
          <table:table-cell table:style-name="ce75" office:value-type="string" table:number-columns-spanned="9" table:number-rows-spanned="1">
            <text:p>ESC Armor</text:p>
          </table:table-cell>
          <table:covered-table-cell table:style-name="ce75"/>
          <table:covered-table-cell table:number-columns-repeated="7" table:style-name="ce83"/>
        </table:table-row>
        <table:table-row table:style-name="ro5">
          <table:table-cell table:style-name="ce75" office:value-type="string">
            <text:p>Name</text:p>
          </table:table-cell>
          <table:table-cell table:style-name="ce75" office:value-type="string">
            <text:p>size</text:p>
          </table:table-cell>
          <table:table-cell table:style-name="ce75" office:value-type="string">
            <text:p>Cost</text:p>
          </table:table-cell>
          <table:table-cell table:style-name="ce75" office:value-type="string">
            <text:p>Power</text:p>
          </table:table-cell>
          <table:table-cell table:style-name="ce75" office:value-type="string">
            <text:p>Armor</text:p>
          </table:table-cell>
          <table:table-cell table:style-name="ce75" office:value-type="string">
            <text:p>Shields</text:p>
          </table:table-cell>
          <table:table-cell table:style-name="ce75" office:value-type="string">
            <text:p>Armor regen</text:p>
          </table:table-cell>
          <table:table-cell table:style-name="ce75" office:value-type="string">
            <text:p>Shields regen</text:p>
          </table:table-cell>
          <table:table-cell table:style-name="ce75" office:value-type="string">
            <text:p>Hull regen</text:p>
          </table:table-cell>
        </table:table-row>
        <table:table-row table:style-name="ro5">
          <table:table-cell table:style-name="ce76" office:value-type="string">
            <text:p>Improved Neutronium Armor</text:p>
          </table:table-cell>
          <table:table-cell table:style-name="ce79" office:value-type="string">
            <text:p>S</text:p>
          </table:table-cell>
          <table:table-cell table:style-name="ce79" office:value-type="float" office:value="36">
            <text:p>36</text:p>
          </table:table-cell>
          <table:table-cell table:style-name="ce79" office:value-type="float" office:value="0">
            <text:p>0</text:p>
          </table:table-cell>
          <table:table-cell table:style-name="ce79" office:value-type="float" office:value="185">
            <text:p>185</text:p>
          </table:table-cell>
          <table:table-cell table:number-columns-repeated="4" table:style-name="ce79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465">
            <text:p>465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Improved Neutron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110">
            <text:p>111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40">
            <text:p>24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00">
            <text:p>6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Adamantium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500">
            <text:p>1500</text:p>
          </table:table-cell>
          <table:table-cell table:number-columns-repeated="4"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25">
            <text:p>0.2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</table:table-row>
        <table:table-row table:style-name="ro5">
          <table:table-cell table:style-name="ce77" office:value-type="string">
            <text:p>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35">
            <text:p>0.35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7">
            <text:p>0.7</text:p>
          </table:table-cell>
        </table:table-row>
        <table:table-row table:style-name="ro5">
          <table:table-cell table:style-name="ce77" office:value-type="string">
            <text:p>Improved Nano-Material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20">
            <text:p>-20</text:p>
          </table:table-cell>
          <table:table-cell table:style-name="ce80" office:value-type="float" office:value="240">
            <text:p>2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5">
            <text:p>0.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40">
            <text:p>-40</text:p>
          </table:table-cell>
          <table:table-cell table:style-name="ce80" office:value-type="float" office:value="600">
            <text:p>6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</table:table-row>
        <table:table-row table:style-name="ro5">
          <table:table-cell table:style-name="ce77" office:value-type="string">
            <text:p>Nanomachine-Infused Dragonscale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80">
            <text:p>-80</text:p>
          </table:table-cell>
          <table:table-cell table:style-name="ce80" office:value-type="float" office:value="1500">
            <text:p>15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">
            <text:p>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6">
            <text:p>1.6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36">
            <text:p>36</text:p>
          </table:table-cell>
          <table:table-cell table:style-name="ce80" office:value-type="float" office:value="-25">
            <text:p>-25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85">
            <text:p>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5">
            <text:p>0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72">
            <text:p>72</text:p>
          </table:table-cell>
          <table:table-cell table:style-name="ce80" office:value-type="float" office:value="-65">
            <text:p>-65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215">
            <text:p>21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15">
            <text:p>2.1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44">
            <text:p>144</text:p>
          </table:table-cell>
          <table:table-cell table:style-name="ce80" office:value-type="float" office:value="-150">
            <text:p>-150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525">
            <text:p>52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5.25">
            <text:p>5.2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S</text:p>
          </table:table-cell>
          <table:table-cell table:style-name="ce80" office:value-type="float" office:value="44">
            <text:p>4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110">
            <text:p>11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1">
            <text:p>1.1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M</text:p>
          </table:table-cell>
          <table:table-cell table:style-name="ce80" office:value-type="float" office:value="88">
            <text:p>88</text:p>
          </table:table-cell>
          <table:table-cell table:style-name="ce80" office:value-type="float" office:value="-75">
            <text:p>-75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275">
            <text:p>2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2.75">
            <text:p>2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Improved Shield-Generating Armor</text:p>
          </table:table-cell>
          <table:table-cell table:style-name="ce80" office:value-type="string">
            <text:p>L</text:p>
          </table:table-cell>
          <table:table-cell table:style-name="ce80" office:value-type="float" office:value="176">
            <text:p>176</text:p>
          </table:table-cell>
          <table:table-cell table:style-name="ce80" office:value-type="float" office:value="-185">
            <text:p>-185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685">
            <text:p>68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6.85">
            <text:p>6.8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35">
            <text:p>-35</text:p>
          </table:table-cell>
          <table:table-cell table:style-name="ce80" office:value-type="float" office:value="185">
            <text:p>185</text:p>
          </table:table-cell>
          <table:table-cell table:style-name="ce80" office:value-type="float" office:value="140">
            <text:p>14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1.4">
            <text:p>1.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85">
            <text:p>-85</text:p>
          </table:table-cell>
          <table:table-cell table:style-name="ce80" office:value-type="float" office:value="460">
            <text:p>460</text:p>
          </table:table-cell>
          <table:table-cell table:style-name="ce80" office:value-type="float" office:value="350">
            <text:p>3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.5">
            <text:p>3.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Shielding Bulwark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210">
            <text:p>-210</text:p>
          </table:table-cell>
          <table:table-cell table:style-name="ce80" office:value-type="float" office:value="1150">
            <text:p>1150</text:p>
          </table:table-cell>
          <table:table-cell table:style-name="ce80" office:value-type="float" office:value="875">
            <text:p>875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8.75">
            <text:p>8.75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/>
          <table:table-cell table:style-name="ce80" table:number-columns-repeated="8"/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-15">
            <text:p>-15</text:p>
          </table:table-cell>
          <table:table-cell table:style-name="ce80" office:value-type="float" office:value="240">
            <text:p>24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600">
            <text:p>6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0">
            <text:p>0</text:p>
          </table:table-cell>
        </table:table-row>
        <table:table-row table:style-name="ro5">
          <table:table-cell table:style-name="ce77" office:value-type="string">
            <text:p>Hardlight Armor</text:p>
          </table:table-cell>
          <table:table-cell table:style-name="ce80" office:value-type="string">
            <text:p>L</text:p>
          </table:table-cell>
          <table:table-cell table:style-name="ce80" office:value-type="float" office:value="208">
            <text:p>208</text:p>
          </table:table-cell>
          <table:table-cell table:style-name="ce80" office:value-type="float" office:value="-60">
            <text:p>-60</text:p>
          </table:table-cell>
          <table:table-cell table:style-name="ce80" office:value-type="float" office:value="1500">
            <text:p>1500</text:p>
          </table:table-cell>
          <table:table-cell table:number-columns-repeated="2" table:style-name="ce80" office:value-type="float" office:value="0">
            <text:p>0</text:p>
          </table:table-cell>
          <table:table-cell table:style-name="ce80" office:value-type="float" office:value="24">
            <text:p>24</text:p>
          </table:table-cell>
          <table:table-cell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S</text:p>
          </table:table-cell>
          <table:table-cell table:style-name="ce80" office:value-type="float" office:value="52">
            <text:p>52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300">
            <text:p>30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4">
            <text:p>0.4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7" office:value-type="string">
            <text:p>Dimensional Horror Armor</text:p>
          </table:table-cell>
          <table:table-cell table:style-name="ce80" office:value-type="string">
            <text:p>M</text:p>
          </table:table-cell>
          <table:table-cell table:style-name="ce80" office:value-type="float" office:value="104">
            <text:p>104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750">
            <text:p>750</text:p>
          </table:table-cell>
          <table:table-cell table:style-name="ce80" office:value-type="float" office:value="0">
            <text:p>0</text:p>
          </table:table-cell>
          <table:table-cell table:style-name="ce80" office:value-type="float" office:value="0.8">
            <text:p>0.8</text:p>
          </table:table-cell>
          <table:table-cell table:number-columns-repeated="2" table:style-name="ce80" office:value-type="float" office:value="0">
            <text:p>0</text:p>
          </table:table-cell>
        </table:table-row>
        <table:table-row table:style-name="ro4">
          <table:table-cell table:style-name="ce78" office:value-type="string">
            <text:p>Dimensional Horror Armor</text:p>
          </table:table-cell>
          <table:table-cell table:style-name="ce81" office:value-type="string">
            <text:p>L</text:p>
          </table:table-cell>
          <table:table-cell table:style-name="ce81" office:value-type="float" office:value="208">
            <text:p>208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850">
            <text:p>1850</text:p>
          </table:table-cell>
          <table:table-cell table:style-name="ce81" office:value-type="float" office:value="0">
            <text:p>0</text:p>
          </table:table-cell>
          <table:table-cell table:style-name="ce81" office:value-type="float" office:value="1.6">
            <text:p>1.6</text:p>
          </table:table-cell>
          <table:table-cell table:number-columns-repeated="2" table:style-name="ce81" office:value-type="float" office:value="0">
            <text:p>0</text:p>
          </table:table-cell>
        </table:table-row>
        <table:table-row table:style-name="ro4" table:number-rows-repeated="1048540">
          <table:table-cell table:number-columns-repeated="9"/>
        </table:table-row>
        <table:table-row table:style-name="ro4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6/10/2019</text:date>, <text:time>19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6-10T19:43:55.68</dc:date>
    <dc:creator>Pavel Solovyev</dc:creator>
    <meta:editing-duration>P9DT5H44M39S</meta:editing-duration>
    <meta:editing-cycles>27</meta:editing-cycles>
    <meta:document-statistic meta:table-count="2" meta:cell-count="4966" meta:object-count="0"/>
    <meta:user-defined meta:name=""/>
  </office:meta>
</office:document-meta>
</file>